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MS Gothic" svg:font-family="'MS Gothic'" style:font-pitch="variable"/>
    <style:font-face style:name="OpenSymbol1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9.151cm" table:align="margins" style:may-break-between-rows="false" style:writing-mode="lr-tb"/>
    </style:style>
    <style:style style:name="Table3.A" style:family="table-column">
      <style:table-column-properties style:column-width="2.245cm" style:rel-column-width="16078*"/>
    </style:style>
    <style:style style:name="Table3.B" style:family="table-column">
      <style:table-column-properties style:column-width="2.226cm" style:rel-column-width="15937*"/>
    </style:style>
    <style:style style:name="Table3.C" style:family="table-column">
      <style:table-column-properties style:column-width="0.612cm" style:rel-column-width="4379*"/>
    </style:style>
    <style:style style:name="Table3.D" style:family="table-column">
      <style:table-column-properties style:column-width="1.94cm" style:rel-column-width="13895*"/>
    </style:style>
    <style:style style:name="Table3.E" style:family="table-column">
      <style:table-column-properties style:column-width="2.129cm" style:rel-column-width="15246*"/>
    </style:style>
    <style:style style:name="Table3.1" style:family="table-row">
      <style:table-row-properties style:min-row-height="1.004cm"/>
    </style:style>
    <style:style style:name="Table3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style:vertical-align="middle" fo:padding="0.049cm" fo:border-left="0.05pt solid #000000" fo:border-right="none" fo:border-top="none" fo:border-bottom="none" style:writing-mode="page"/>
    </style:style>
    <style:style style:name="Table3.E1" style:family="table-cell">
      <style:table-cell-properties style:vertical-align="middle" fo:padding="0.049cm" fo:border="0.05pt solid #000000" style:writing-mode="page"/>
    </style:style>
    <style:style style:name="Table3.2" style:family="table-row">
      <style:table-row-properties style:min-row-height="0.272cm"/>
    </style:style>
    <style:style style:name="Table3.A2" style:family="table-cell">
      <style:table-cell-properties style:vertical-align="middle" fo:padding="0.049cm" fo:border="none" style:writing-mode="page"/>
    </style:style>
    <style:style style:name="Table3.3" style:family="table-row">
      <style:table-row-properties style:min-row-height="1.034cm"/>
    </style:style>
    <style:style style:name="Table3.A4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3.A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1" style:family="paragraph" style:parent-style-name="Footer">
      <style:text-properties officeooo:paragraph-rsid="008d016c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officeooo:paragraph-rsid="00c384cf"/>
    </style:style>
    <style:style style:name="P14" style:family="paragraph" style:parent-style-name="Footer">
      <style:paragraph-properties fo:text-align="center" style:justify-single-word="false"/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2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7" style:family="paragraph" style:parent-style-name="Footer">
      <style:paragraph-properties fo:text-align="start" style:justify-single-word="false"/>
      <style:text-properties officeooo:paragraph-rsid="0211dd7e"/>
    </style:style>
    <style:style style:name="P48" style:family="paragraph" style:parent-style-name="Footer">
      <style:paragraph-properties fo:text-align="start" style:justify-single-word="false"/>
      <style:text-properties officeooo:paragraph-rsid="00d4df5c"/>
    </style:style>
    <style:style style:name="P49" style:family="paragraph" style:parent-style-name="Footer">
      <style:text-properties officeooo:rsid="0242edd8" officeooo:paragraph-rsid="0242edd8"/>
    </style:style>
    <style:style style:name="P50" style:family="paragraph" style:parent-style-name="Footer">
      <style:text-properties officeooo:paragraph-rsid="010f7046"/>
    </style:style>
    <style:style style:name="P51" style:family="paragraph" style:parent-style-name="Footer">
      <style:text-properties officeooo:paragraph-rsid="01120261"/>
    </style:style>
    <style:style style:name="P52" style:family="paragraph" style:parent-style-name="Footer">
      <style:paragraph-properties fo:text-align="end" style:justify-single-word="false"/>
      <style:text-properties officeooo:paragraph-rsid="00d4df5c"/>
    </style:style>
    <style:style style:name="P53" style:family="paragraph" style:parent-style-name="Footer">
      <style:text-properties officeooo:paragraph-rsid="00d4df5c"/>
    </style:style>
    <style:style style:name="P54" style:family="paragraph" style:parent-style-name="Footer">
      <style:text-properties officeooo:paragraph-rsid="00863005"/>
    </style:style>
    <style:style style:name="P55" style:family="paragraph" style:parent-style-name="Footer">
      <style:text-properties officeooo:paragraph-rsid="030c4d7d"/>
    </style:style>
    <style:style style:name="P56" style:family="paragraph" style:parent-style-name="Footer">
      <style:text-properties officeooo:paragraph-rsid="00a59a60"/>
    </style:style>
    <style:style style:name="P57" style:family="paragraph" style:parent-style-name="Footer">
      <style:text-properties officeooo:paragraph-rsid="004274bc"/>
    </style:style>
    <style:style style:name="P58" style:family="paragraph" style:parent-style-name="Footer">
      <style:text-properties officeooo:paragraph-rsid="00d8520c"/>
    </style:style>
    <style:style style:name="P59" style:family="paragraph" style:parent-style-name="Footer">
      <style:text-properties officeooo:paragraph-rsid="002aa84d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Header">
      <style:paragraph-properties fo:text-align="start" style:justify-single-word="false"/>
      <style:text-properties officeooo:paragraph-rsid="0211dd7e"/>
    </style:style>
    <style:style style:name="P67" style:family="paragraph" style:parent-style-name="Header">
      <style:paragraph-properties fo:text-align="start" style:justify-single-word="false"/>
      <style:text-properties officeooo:paragraph-rsid="0289fb01"/>
    </style:style>
    <style:style style:name="P68" style:family="paragraph" style:parent-style-name="Header">
      <style:paragraph-properties fo:text-align="start" style:justify-single-word="false"/>
      <style:text-properties officeooo:paragraph-rsid="02a56131"/>
    </style:style>
    <style:style style:name="P6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center" style:justify-single-word="false"/>
      <style:text-properties officeooo:paragraph-rsid="00ab054e"/>
    </style:style>
    <style:style style:name="P73" style:family="paragraph" style:parent-style-name="Header">
      <style:paragraph-properties fo:text-align="center" style:justify-single-word="false"/>
      <style:text-properties officeooo:paragraph-rsid="00c10aa6"/>
    </style:style>
    <style:style style:name="P7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0" style:family="paragraph" style:parent-style-name="_5f_Header_20_D_20_page_20_impaire_20__28_D_29_">
      <style:text-properties officeooo:paragraph-rsid="01a13e78"/>
    </style:style>
    <style:style style:name="P81" style:family="paragraph" style:parent-style-name="_5f_Header_20_G_20_page_20_impaire_20__28_D_29_">
      <style:text-properties officeooo:paragraph-rsid="01259ec2"/>
    </style:style>
    <style:style style:name="P82" style:family="paragraph" style:parent-style-name="_5f_Header_20_G_20_page_20_impaire_20__28_D_29_">
      <style:text-properties officeooo:paragraph-rsid="00c87b35"/>
    </style:style>
    <style:style style:name="P83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4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_5f_Header_20_G_20_page_20_paire_20__28_G_29_">
      <style:text-properties officeooo:paragraph-rsid="00eb2abc"/>
    </style:style>
    <style:style style:name="P86" style:family="paragraph" style:parent-style-name="_5f_Header_20_G_20_page_20_paire_20__28_G_29_">
      <style:paragraph-properties fo:text-align="start" style:justify-single-word="false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N_20_page_20_impaire_20__28_D_29_">
      <style:paragraph-properties fo:text-align="start" style:justify-single-word="false"/>
    </style:style>
    <style:style style:name="P89" style:family="paragraph" style:parent-style-name="_5f_Header_20_N_20_page_20_impaire_20__28_D_29_">
      <style:text-properties officeooo:rsid="0277791e" officeooo:paragraph-rsid="0277791e"/>
    </style:style>
    <style:style style:name="P90" style:family="paragraph" style:parent-style-name="_5f_Header_20_N_20_page_20_impaire_20__28_D_29_">
      <style:text-properties officeooo:rsid="027aa87d" officeooo:paragraph-rsid="027aa87d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" style:list-style-name="_5f_Numérotation_20_des_20_exercices"/>
    <style:style style:name="P106" style:family="paragraph" style:parent-style-name="_5f_Paragraphe" style:list-style-name="_5f_Numérotation_20_des_20_exercices">
      <style:text-properties officeooo:paragraph-rsid="02115e11"/>
    </style:style>
    <style:style style:name="P107" style:family="paragraph" style:parent-style-name="_5f_Paragraphe_5f_Réponse_5f_Elève" style:list-style-name="_5f_Numérotation_20_des_20_exercices"/>
    <style:style style:name="P108" style:family="paragraph" style:parent-style-name="_5f_Paragraphe_5f_Réponse_5f_Elève" style:list-style-name="_5f_Numérotation_20_des_20_exercices">
      <style:text-properties officeooo:paragraph-rsid="020e0e0f"/>
    </style:style>
    <style:style style:name="P109" style:family="paragraph" style:parent-style-name="_5f_Paragraphe_5f_Réponse_5f_Elève" style:list-style-name="_5f_Numérotation_20_des_20_exercices">
      <style:text-properties officeooo:paragraph-rsid="020ff227"/>
    </style:style>
    <style:style style:name="P110" style:family="paragraph" style:parent-style-name="_5f_Paragraphe_5f_Réponse_5f_Elève" style:list-style-name="_5f_Numérotation_20_des_20_exercices">
      <style:text-properties officeooo:paragraph-rsid="02106726"/>
    </style:style>
    <style:style style:name="P11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2" style:family="paragraph" style:parent-style-name="_5f_Paragraphe_5f_Réponse_5f_Pointillés_5f_Grisés">
      <style:text-properties officeooo:paragraph-rsid="020e0e0f"/>
    </style:style>
    <style:style style:name="P113" style:family="paragraph" style:parent-style-name="_5f_Premier_5f_Titre_5f_Exercices_5f_avec_5f_Num_20_Exo_5f_Avec_5f_Titre" style:list-style-name="_5f_Numérotation_20_des_20_exercices" style:master-page-name="_32__5f_2_5f_SERIE_5f_M_5f_GAUCHE_5f_ET_5f_DROITE_5f_2COL">
      <style:paragraph-properties style:page-number="204" fo:break-before="auto" fo:break-after="auto"/>
    </style:style>
    <style:style style:name="P114" style:family="paragraph" style:parent-style-name="_5f_Titre_5f_Exercices_5f_sans_5f_Titre" style:list-style-name="_5f_Numérotation_20_des_20_exercices"/>
    <style:style style:name="P115" style:family="paragraph">
      <style:paragraph-properties fo:text-align="center"/>
    </style:style>
    <style:style style:name="P11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d7e12c"/>
    </style:style>
    <style:style style:name="P12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23" style:family="paragraph">
      <loext:graphic-properties draw:fill="solid" draw:fill-color="#7fb241"/>
    </style:style>
    <style:style style:name="P124" style:family="paragraph">
      <loext:graphic-properties draw:fill="solid" draw:fill-color="#1ca2b8"/>
    </style:style>
    <style:style style:name="P12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d62e4e"/>
    </style:style>
    <style:style style:name="P1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28" style:family="paragraph">
      <loext:graphic-properties draw:fill-color="#2a6099"/>
      <style:paragraph-properties fo:text-align="center"/>
    </style:style>
    <style:style style:name="P12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1" style:family="paragraph">
      <loext:graphic-properties draw:fill="solid" draw:fill-color="#000000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Bitstream Vera Sans4" fo:font-size="4pt" fo:font-style="normal" fo:text-shadow="none" style:text-underline-style="none" fo:font-weight="bold" style:letter-kerning="true" style:font-name-asian="MS Gothic" style:font-size-asian="4pt" style:font-style-asian="normal" style:font-weight-asian="normal" style:font-name-complex="Tahoma" style:font-size-complex="4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ecf19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style:paragraph-properties fo:margin-left="0cm" fo:margin-right="0cm" fo:margin-top="0cm" fo:margin-bottom="0cm" fo:line-height="100%" fo:text-indent="0cm"/>
    </style:style>
    <style:style style:name="P1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7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" fo:font-size="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5pt" style:language-asian="zxx" style:country-asian="none" style:font-style-asian="normal" style:font-weight-asian="normal" style:font-name-complex="Tahoma" style:font-size-complex="5pt" style:language-complex="zxx" style:country-complex="none" style:font-style-complex="normal" style:font-weight-complex="normal" style:text-emphasize="none" style:text-scale="80%" style:font-relief="none" style:text-overline-style="none" style:text-overline-color="font-color" fo:hyphenate="false"/>
    </style:style>
    <style:style style:name="P138" style:family="paragraph">
      <loext:graphic-properties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officeooo:rsid="008d016c"/>
    </style:style>
    <style:style style:name="T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4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5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6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7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9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1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5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6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8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9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2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21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22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2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2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2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2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2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28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29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3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3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32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33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34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35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3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3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3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39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41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42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43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44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45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4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47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48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49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5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51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52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53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54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5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5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5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58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59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6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6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62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63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64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6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66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6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68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69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70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7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7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73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4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5" style:family="text">
      <style:text-properties fo:font-variant="small-caps"/>
    </style:style>
    <style:style style:name="T76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7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78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79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80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81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82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3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84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85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86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87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8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89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90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1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93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94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95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96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97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9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99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100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10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102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103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104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105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106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107" style:family="text">
      <style:text-properties fo:font-variant="small-caps" fo:color="#9d0f89" loext:opacity="100%" style:font-name="Bitstream Vera Sans" fo:font-size="16pt" fo:font-weight="bold" officeooo:rsid="01a13e78"/>
    </style:style>
    <style:style style:name="T108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09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10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1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12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13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14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15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16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17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18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19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20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21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22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23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24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25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126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12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12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2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3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13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13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13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13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13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13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137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138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139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140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141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142" style:family="text">
      <style:text-properties fo:font-variant="small-caps" officeooo:rsid="0054f64f"/>
    </style:style>
    <style:style style:name="T143" style:family="text">
      <style:text-properties fo:font-variant="small-caps" officeooo:rsid="0096b4e2"/>
    </style:style>
    <style:style style:name="T144" style:family="text">
      <style:text-properties fo:font-variant="small-caps" officeooo:rsid="00a847d5"/>
    </style:style>
    <style:style style:name="T145" style:family="text">
      <style:text-properties fo:font-variant="small-caps" officeooo:rsid="007d7a6f"/>
    </style:style>
    <style:style style:name="T146" style:family="text">
      <style:text-properties fo:font-variant="small-caps" officeooo:rsid="00990660"/>
    </style:style>
    <style:style style:name="T147" style:family="text">
      <style:text-properties fo:font-variant="small-caps" officeooo:rsid="00b5d2d1"/>
    </style:style>
    <style:style style:name="T148" style:family="text">
      <style:text-properties fo:font-variant="small-caps" officeooo:rsid="00b6801f"/>
    </style:style>
    <style:style style:name="T149" style:family="text">
      <style:text-properties officeooo:rsid="010c4d3a"/>
    </style:style>
    <style:style style:name="T150" style:family="text">
      <style:text-properties officeooo:rsid="00b6801f"/>
    </style:style>
    <style:style style:name="T151" style:family="text">
      <style:text-properties fo:font-size="16pt" style:font-size-asian="16pt" style:font-size-complex="16pt"/>
    </style:style>
    <style:style style:name="T152" style:family="text">
      <style:text-properties officeooo:rsid="01f8729d"/>
    </style:style>
    <style:style style:name="T153" style:family="text">
      <style:text-properties officeooo:rsid="01b6dc57"/>
    </style:style>
    <style:style style:name="T154" style:family="text">
      <style:text-properties officeooo:rsid="00b5d2d1"/>
    </style:style>
    <style:style style:name="T155" style:family="text">
      <style:text-properties officeooo:rsid="015f088a"/>
    </style:style>
    <style:style style:name="T156" style:family="text">
      <style:text-properties officeooo:rsid="0160d7ef"/>
    </style:style>
    <style:style style:name="T157" style:family="text">
      <style:text-properties officeooo:rsid="02735980"/>
    </style:style>
    <style:style style:name="T158" style:family="text">
      <style:text-properties officeooo:rsid="02757f12"/>
    </style:style>
    <style:style style:name="T159" style:family="text">
      <style:text-properties officeooo:rsid="0272f9e5"/>
    </style:style>
    <style:style style:name="T160" style:family="text">
      <style:text-properties officeooo:rsid="026ec296"/>
    </style:style>
    <style:style style:name="T161" style:family="text">
      <style:text-properties officeooo:rsid="0268e0aa"/>
    </style:style>
    <style:style style:name="T162" style:family="text">
      <style:text-properties officeooo:rsid="0072f07f"/>
    </style:style>
    <style:style style:name="T163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4" style:family="text">
      <style:text-properties officeooo:rsid="014407b5"/>
    </style:style>
    <style:style style:name="T165" style:family="text">
      <style:text-properties officeooo:rsid="01fe03f2"/>
    </style:style>
    <style:style style:name="T166" style:family="text">
      <style:text-properties officeooo:rsid="0334a5be"/>
    </style:style>
    <style:style style:name="T167" style:family="text">
      <style:text-properties officeooo:rsid="0315af39"/>
    </style:style>
    <style:style style:name="T168" style:family="text">
      <style:text-properties officeooo:rsid="009e3fdd"/>
    </style:style>
    <style:style style:name="T169" style:family="text">
      <style:text-properties officeooo:rsid="00a4cf55"/>
    </style:style>
    <style:style style:name="T170" style:family="text">
      <style:text-properties officeooo:rsid="005a3fa8"/>
    </style:style>
    <style:style style:name="T171" style:family="text">
      <style:text-properties officeooo:rsid="00415f3a"/>
    </style:style>
    <style:style style:name="T172" style:family="text">
      <style:text-properties officeooo:rsid="00386ebd"/>
    </style:style>
    <style:style style:name="T17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officeooo:rsid="020e0e0f"/>
    </style:style>
    <style:style style:name="T181" style:family="text">
      <style:text-properties fo:color="#c9211e" loext:opacity="100%" style:font-name="Bitstream Vera Sans" fo:font-size="10pt" fo:language="fr" fo:country="FR" fo:font-style="oblique" fo:font-weight="bold" style:letter-kerning="true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T182" style:family="text">
      <style:text-properties fo:color="#c9211e" loext:opacity="100%" style:font-name="Bitstream Vera Sans" fo:font-size="10pt" fo:language="fr" fo:country="FR" fo:font-style="oblique" fo:font-weight="bold" officeooo:rsid="020ff227" style:letter-kerning="true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T183" style:family="text">
      <style:text-properties fo:color="#c9211e" loext:opacity="100%" style:font-name="Bitstream Vera Sans" fo:font-size="10pt" fo:language="fr" fo:country="FR" fo:font-style="oblique" fo:font-weight="bold" officeooo:rsid="02106726" style:letter-kerning="true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T184" style:family="text">
      <style:text-properties officeooo:rsid="020ff227"/>
    </style:style>
    <style:style style:name="T185" style:family="text">
      <style:text-properties fo:color="#000000" loext:opacity="100%"/>
    </style:style>
    <style:style style:name="T186" style:family="text">
      <style:text-properties fo:color="#000000" loext:opacity="100%" style:font-name="Bitstream Vera Sans2" fo:font-size="10pt" fo:language="fr" fo:country="FR" officeooo:rsid="02115e11" style:letter-kerning="true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7" style:family="text">
      <style:text-properties fo:color="#b3b3b3" loext:opacity="100%" style:font-name="Bitstream Vera Sans5" fo:font-size="10pt" fo:language="fr" fo:country="FR" fo:font-style="normal" officeooo:rsid="02115e11" style:letter-kerning="true" fo:background-color="transparent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8" style:family="text">
      <style:text-properties fo:background-color="transparent" loext:char-shading-value="0"/>
    </style:style>
    <style:style style:name="T189" style:family="text">
      <style:text-properties officeooo:rsid="02115e11"/>
    </style:style>
    <style:style style:name="T190" style:family="text">
      <style:text-properties fo:font-style="oblique" fo:font-weight="bold" style:font-style-asian="italic" style:font-weight-asian="bold" style:font-style-complex="italic" style:font-weight-complex="bold"/>
    </style:style>
    <style:style style:name="T191" style:family="text">
      <style:text-properties fo:font-style="oblique" fo:font-weight="bold" officeooo:rsid="020ff227" style:font-style-asian="italic" style:font-weight-asian="bold" style:font-style-complex="italic" style:font-weight-complex="bold"/>
    </style:style>
    <style:style style:name="T192" style:family="text">
      <style:text-properties fo:font-style="oblique" fo:font-weight="bold" officeooo:rsid="02106726" style:font-style-asian="italic" style:font-weight-asian="bold" style:font-style-complex="italic" style:font-weight-complex="bold"/>
    </style:style>
    <style:style style:name="T193" style:family="text">
      <style:text-properties fo:font-style="oblique" style:font-style-asian="italic" style:font-style-complex="italic"/>
    </style:style>
    <style:style style:name="T194" style:family="text">
      <style:text-properties fo:font-style="oblique" fo:font-weight="normal" style:font-style-asian="italic" style:font-weight-asian="normal" style:font-style-complex="italic" style:font-weight-complex="normal"/>
    </style:style>
    <style:style style:name="T195" style:family="text">
      <style:text-properties fo:font-style="oblique" fo:font-weight="normal" officeooo:rsid="020ff227" style:font-style-asian="italic" style:font-weight-asian="normal" style:font-style-complex="italic" style:font-weight-complex="normal"/>
    </style:style>
    <style:style style:name="T196" style:family="text">
      <style:text-properties fo:font-style="oblique" fo:font-weight="normal" officeooo:rsid="02106726" style:font-style-asian="italic" style:font-weight-asian="normal" style:font-style-complex="italic" style:font-weight-complex="normal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normal" style:font-weight-asian="normal" style:font-weight-complex="normal"/>
    </style:style>
    <style:style style:name="T199" style:family="text"/>
    <style:style style:name="T200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201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202" style:family="text">
      <style:text-properties fo:font-variant="normal" fo:text-transform="none" fo:color="#ffffff" loext:opacity="100%" style:text-outline="false" style:text-line-through-style="none" style:text-line-through-type="none" style:font-name="Bitstream Vera Sans4" fo:font-size="4pt" fo:font-style="normal" fo:text-shadow="none" style:text-underline-style="none" fo:font-weight="bold" style:letter-kerning="true" style:font-name-asian="MS Gothic" style:font-size-asian="4pt" style:font-style-asian="normal" style:font-weight-asian="normal" style:font-name-complex="Tahoma" style:font-size-complex="4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" fo:font-size="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5pt" style:language-asian="zxx" style:country-asian="none" style:font-style-asian="normal" style:font-weight-asian="normal" style:font-name-complex="Tahoma" style:font-size-complex="5pt" style:language-complex="zxx" style:country-complex="none" style:font-style-complex="normal" style:font-weight-complex="normal" style:text-emphasize="none" style:text-scale="8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vg:stroke-width="0.049cm" svg:stroke-color="#ff33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7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draw:stroke-dash="Dashed_20__28_var_29__20_729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ed_20__28_var_29__20_729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729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729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729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729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ed_20__28_var_29__20_729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729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ed_20__28_var_29__20_730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ed_20__28_var_29__20_730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730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ed_20__28_var_29__20_730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ed_20__28_var_29__20_730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730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730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730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731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731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731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ed_20__28_var_29__20_731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731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7315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731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731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>
      <style:graphic-properties draw:stroke="none" draw:stroke-dash="Dashed_20__28_var_29__20_6161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justify" fo:min-height="0.53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solid" svg:stroke-width="0.019cm" svg:stroke-color="#b3b3b3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ed_20__28_var_29__20_730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7321" svg:stroke-width="0.041cm" svg:stroke-color="#d7e12c" draw:marker-start="" draw:marker-start-width="0.362cm" draw:marker-start-center="false" draw:marker-end="" draw:marker-end-width="0.362cm" draw:marker-end-center="false" draw:fill="solid" draw:fill-color="#ecf191" draw:opacity="50%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draw:shadow-opacity="50%" style:run-through="foreground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9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none" draw:stroke-dash="Dashed_20__28_var_29__20_51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true" draw:fit-to-size="false" style:shrink-to-fit="false" draw:fit-to-contour="false" fo:max-height="0cm" fo:max-width="0cm" fo:min-height="0.422cm" fo:min-width="0.81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5" style:family="graphic">
      <style:graphic-properties draw:stroke="solid" draw:stroke-dash="Dashed_20__28_var_29__20_7275" svg:stroke-width="0.019cm" svg:stroke-color="#000000" draw:marker-start="Dimension_20_Lines" draw:marker-start-width="0.229cm" draw:marker-start-center="true" draw:marker-end="Dimension_20_Lines" draw:marker-end-width="0.229cm" draw:marker-end-center="tru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Shape2_1" draw:style-name="gr19" draw:text-style-name="P127" svg:width="3.918cm" svg:height="1.031cm" draw:transform="rotate (0.0876155284501153) translate (0.137583333333333cm 0.342194444444444cm)">
        <draw:text-box>
          <text:p text:style-name="P115"><text:span text:style-name="T201">Fiche supplémentaire</text:span></text:p>
        </draw:text-box>
      </draw:frame>
      <draw:frame text:anchor-type="page" text:anchor-page-number="1" draw:z-index="3" draw:name="Shape2_0" draw:style-name="gr20" draw:text-style-name="P122" svg:width="3.857cm" svg:height="0.805cm" draw:transform="rotate (0.0872664625997165) translate (0.467430555555556cm 1.34055555555556cm)">
        <draw:text-box>
          <text:p text:style-name="P115"><text:span text:style-name="T200">Série 2</text:span></text:p>
        </draw:text-box>
      </draw:frame>
      <draw:line text:anchor-type="page" text:anchor-page-number="1" draw:z-index="2" draw:name="Shape3_1" draw:style-name="gr21" draw:text-style-name="P128" svg:x1="8.562cm" svg:y1="1.501cm" svg:x2="21.957cm" svg:y2="1.425cm">
        <text:p/>
      </draw:line>
      <draw:path text:anchor-type="page" text:anchor-page-number="1" draw:z-index="1" draw:name="Shape1_0" draw:style-name="gr22" draw:text-style-name="P123" svg:width="4.329cm" svg:height="2.24cm" svg:x="0cm" svg:y="0.001cm" svg:viewBox="0 0 4330 2241" svg:d="M0 2241l3984-288c209-15 363-168 345-342l-170-1611h-4159z">
        <text:p/>
      </draw:path>
      <text:list xml:id="list2065603310" text:style-name="_5f_Numérotation_20_des_20_exercices">
        <text:list-item text:start-value="1">
          <text:h text:style-name="P113" text:outline-level="1" text:restart-numbering="true" text:start-value="1">Attention aux unités, bis !</text:h>
        </text:list-item>
      </text:list>
      <text:h text:style-name="_5f_Paragraphe" text:outline-level="1">Sur la figure ci-dessous, agrandie, ABCD est un carré, de 1 cm de côté.</text:h>
      <text:h text:style-name="_5f_Paragraphe" text:outline-level="1"><draw:g text:anchor-type="paragraph" draw:z-index="0" draw:name="Shape20" draw:style-name="gr23"><draw:line draw:style-name="gr24" draw:text-style-name="P129" svg:x1="0.24cm" svg:y1="6.949cm" svg:x2="9.022cm" svg:y2="6.949cm"><text:p/></draw:line><draw:line draw:style-name="gr25" draw:text-style-name="P129" svg:x1="0.24cm" svg:y1="6.431cm" svg:x2="9cm" svg:y2="6.394cm"><text:p/></draw:line><draw:line draw:style-name="gr26" draw:text-style-name="P129" svg:x1="0.24cm" svg:y1="5.906cm" svg:x2="9.022cm" svg:y2="5.906cm"><text:p/></draw:line><draw:line draw:style-name="gr27" draw:text-style-name="P129" svg:x1="0.24cm" svg:y1="5.381cm" svg:x2="9.022cm" svg:y2="5.381cm"><text:p/></draw:line><draw:line draw:style-name="gr28" draw:text-style-name="P129" svg:x1="0.24cm" svg:y1="4.859cm" svg:x2="9.022cm" svg:y2="4.859cm"><text:p/></draw:line><draw:line draw:style-name="gr29" draw:text-style-name="P129" svg:x1="0.24cm" svg:y1="3.817cm" svg:x2="9.022cm" svg:y2="3.817cm"><text:p/></draw:line><draw:line draw:style-name="gr30" draw:text-style-name="P129" svg:x1="0.24cm" svg:y1="3.295cm" svg:x2="9.022cm" svg:y2="3.295cm"><text:p/></draw:line><draw:line draw:style-name="gr31" draw:text-style-name="P129" svg:x1="0.24cm" svg:y1="2.767cm" svg:x2="9.022cm" svg:y2="2.767cm"><text:p/></draw:line><draw:line draw:style-name="gr32" draw:text-style-name="P129" svg:x1="0.256cm" svg:y1="0.157cm" svg:x2="0.24cm" svg:y2="6.954cm"><text:p/></draw:line><draw:line draw:style-name="gr33" draw:text-style-name="P129" svg:x1="0.742cm" svg:y1="0.157cm" svg:x2="0.755cm" svg:y2="6.95cm"><text:p/></draw:line><draw:line draw:style-name="gr34" draw:text-style-name="P129" svg:x1="1.289cm" svg:y1="0.157cm" svg:x2="1.27cm" svg:y2="6.954cm"><text:p/></draw:line><draw:line draw:style-name="gr35" draw:text-style-name="P129" svg:x1="1.778cm" svg:y1="0.157cm" svg:x2="1.782cm" svg:y2="6.954cm"><text:p/></draw:line><draw:line draw:style-name="gr36" draw:text-style-name="P129" svg:x1="2.302cm" svg:y1="0.157cm" svg:x2="2.301cm" svg:y2="6.954cm"><text:p/></draw:line><draw:line draw:style-name="gr37" draw:text-style-name="P129" svg:x1="3.325cm" svg:y1="0.157cm" svg:x2="3.334cm" svg:y2="6.924cm"><text:p/></draw:line><draw:line draw:style-name="gr38" draw:text-style-name="P129" svg:x1="3.848cm" svg:y1="0.157cm" svg:x2="3.852cm" svg:y2="6.954cm"><text:p/></draw:line><draw:line draw:style-name="gr39" draw:text-style-name="P129" svg:x1="4.88cm" svg:y1="0.157cm" svg:x2="4.886cm" svg:y2="6.954cm"><text:p/></draw:line><draw:line draw:style-name="gr40" draw:text-style-name="P129" svg:x1="5.388cm" svg:y1="0.157cm" svg:x2="5.399cm" svg:y2="6.954cm"><text:p/></draw:line><draw:line draw:style-name="gr41" draw:text-style-name="P129" svg:x1="5.917cm" svg:y1="0.157cm" svg:x2="5.925cm" svg:y2="6.954cm"><text:p/></draw:line><draw:line draw:style-name="gr42" draw:text-style-name="P129" svg:x1="6.435cm" svg:y1="0.157cm" svg:x2="6.434cm" svg:y2="6.954cm"><text:p/></draw:line><draw:line draw:style-name="gr43" draw:text-style-name="P129" svg:x1="6.956cm" svg:y1="0.157cm" svg:x2="6.961cm" svg:y2="6.954cm"><text:p/></draw:line><draw:line draw:style-name="gr44" draw:text-style-name="P129" svg:x1="7.48cm" svg:y1="0.157cm" svg:x2="7.471cm" svg:y2="6.954cm"><text:p/></draw:line><draw:line draw:style-name="gr45" draw:text-style-name="P129" svg:x1="7.993cm" svg:y1="0.157cm" svg:x2="7.987cm" svg:y2="6.954cm"><text:p/></draw:line><draw:line draw:style-name="gr46" draw:text-style-name="P129" svg:x1="8.505cm" svg:y1="0.157cm" svg:x2="8.495cm" svg:y2="6.951cm"><text:p/></draw:line><draw:line draw:style-name="gr47" draw:text-style-name="P129" svg:x1="9.01cm" svg:y1="0.157cm" svg:x2="9.016cm" svg:y2="6.954cm"><text:p/></draw:line><draw:frame draw:style-name="gr48" draw:text-style-name="P131" svg:width="0.514cm" svg:height="0.537cm" svg:x="0.239cm" svg:y="4.858cm"><draw:text-box><text:p text:style-name="P130"><text:span text:style-name="T202">1</text:span></text:p><text:p text:style-name="P130"><text:span text:style-name="T202">mm²</text:span></text:p></draw:text-box></draw:frame><draw:line draw:style-name="gr49" draw:text-style-name="P132" svg:x1="0.241cm" svg:y1="2.249cm" svg:x2="9.011cm" svg:y2="2.266cm"><text:p/></draw:line><draw:line draw:style-name="gr49" draw:text-style-name="P132" svg:x1="8.503cm" svg:y1="2.263cm" svg:x2="9.01cm" svg:y2="2.263cm"><text:p/></draw:line><draw:line draw:style-name="gr49" draw:text-style-name="P132" svg:x1="0.247cm" svg:y1="4.341cm" svg:x2="9.019cm" svg:y2="4.335cm"><text:p/></draw:line><draw:line draw:style-name="gr49" draw:text-style-name="P132" svg:x1="8.503cm" svg:y1="4.335cm" svg:x2="9.01cm" svg:y2="4.335cm"><text:p/></draw:line><draw:line draw:style-name="gr25" draw:text-style-name="P129" svg:x1="8.001cm" svg:y1="6.394cm" svg:x2="8.996cm" svg:y2="6.402cm"><text:p/></draw:line><draw:line draw:style-name="gr50" draw:text-style-name="P129" svg:x1="4.364cm" svg:y1="0.114cm" svg:x2="4.388cm" svg:y2="6.93cm"><text:p/></draw:line><draw:line draw:style-name="gr37" draw:text-style-name="P129" svg:x1="2.811cm" svg:y1="0.157cm" svg:x2="2.811cm" svg:y2="6.946cm"><text:p/></draw:line><draw:line draw:style-name="gr25" draw:text-style-name="P129" svg:x1="0.232cm" svg:y1="1.725cm" svg:x2="8.992cm" svg:y2="1.688cm"><text:p/></draw:line><draw:line draw:style-name="gr26" draw:text-style-name="P129" svg:x1="0.232cm" svg:y1="1.203cm" svg:x2="9.014cm" svg:y2="1.203cm"><text:p/></draw:line><draw:line draw:style-name="gr27" draw:text-style-name="P129" svg:x1="0.232cm" svg:y1="0.679cm" svg:x2="9.014cm" svg:y2="0.679cm"><text:p/></draw:line><draw:line draw:style-name="gr28" draw:text-style-name="P129" svg:x1="0.232cm" svg:y1="0.157cm" svg:x2="9.014cm" svg:y2="0.157cm"><text:p/></draw:line><draw:line draw:style-name="gr25" draw:text-style-name="P129" svg:x1="7.995cm" svg:y1="1.688cm" svg:x2="8.99cm" svg:y2="1.696cm"><text:p/></draw:line><draw:rect draw:style-name="gr51" draw:text-style-name="P133" svg:width="5.151cm" svg:height="5.21cm" svg:x="1.263cm" svg:y="0.688cm"><text:p/></draw:rect><draw:frame draw:style-name="gr52" draw:text-style-name="P135" svg:width="0.95cm" svg:height="0.84cm" svg:x="0.611cm" svg:y="0.207cm"><draw:text-box><text:p text:style-name="P134"><text:span text:style-name="T203">A</text:span></text:p></draw:text-box></draw:frame><draw:frame draw:style-name="gr52" draw:text-style-name="P135" svg:width="0.948cm" svg:height="0.84cm" svg:x="6.296cm" svg:y="0.207cm"><draw:text-box><text:p text:style-name="P134"><text:span text:style-name="T203">B</text:span></text:p></draw:text-box></draw:frame><draw:frame draw:style-name="gr53" draw:text-style-name="P135" svg:width="0.95cm" svg:height="0.842cm" svg:x="6.414cm" svg:y="5.726cm"><draw:text-box><text:p text:style-name="P134"><text:span text:style-name="T203">C</text:span></text:p></draw:text-box></draw:frame><draw:frame draw:style-name="gr53" draw:text-style-name="P135" svg:width="0.95cm" svg:height="0.842cm" svg:x="0.611cm" svg:y="5.726cm"><draw:text-box><text:p text:style-name="P134"><text:span text:style-name="T203">D</text:span></text:p></draw:text-box></draw:frame><draw:frame draw:style-name="gr54" draw:text-style-name="P137" svg:width="0.814cm" svg:height="0.422cm" svg:x="0.034cm" svg:y="6.446cm"><draw:text-box><text:p text:style-name="P136"><text:span text:style-name="T204">1 mm</text:span></text:p></draw:text-box></draw:frame><draw:line draw:style-name="gr55" draw:text-style-name="P138" svg:x1="0.254cm" svg:y1="6.868cm" svg:x2="0.753cm" svg:y2="6.868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05844548609228" text:continue-list="list2065603310" text:style-name="_5f_Numérotation_20_des_20_exercices">
        <text:list-item>
          <text:list>
            <text:list-item text:start-value="1">
              <text:p text:style-name="_5f_Paragraphe_5f_avec_5f_Num_5f_Question">Détermine l’aire de ABCD, en mm².</text:p>
            </text:list-item>
          </text:list>
        </text:list-item>
      </text:list>
      <text:p text:style-name="P112"><text:span text:style-name="_5f_Caractères_5f_correction">10 × 10 = 100 mm².</text:span></text:p>
      <text:list xml:id="list105846202263954" text:continue-numbering="true" text:style-name="_5f_Numérotation_20_des_20_exercices">
        <text:list-item>
          <text:list>
            <text:list-item>
              <text:p text:style-name="_5f_Paragraphe_5f_avec_5f_Num_5f_Question">Détermine l’aire de ABCD, en cm².</text:p>
            </text:list-item>
          </text:list>
        </text:list-item>
      </text:list>
      <text:p text:style-name="P112"><text:span text:style-name="_5f_Caractères_5f_correction"><text:span text:style-name="T198">1 × 1 = 1 </text:span></text:span><text:span text:style-name="_5f_Caractères_5f_correction"><text:span text:style-name="T194">c</text:span></text:span><text:span text:style-name="_5f_Caractères_5f_correction"><text:span text:style-name="T198">m².</text:span></text:span></text:p>
      <text:list xml:id="list105844683648331" text:continue-numbering="true" text:style-name="_5f_Numérotation_20_des_20_exercices">
        <text:list-item>
          <text:list>
            <text:list-item>
              <text:p text:style-name="P108">Complète : 1 cm² = <text:span text:style-name="_5f_Caractères_5f_correction">100 </text:span><text:span text:style-name="_5f_pointillés_20_gris"><text:s/></text:span>mm²</text:p>
            </text:list-item>
          </text:list>
        </text:list-item>
        <text:list-item>
          <text:h text:style-name="P114" text:outline-level="1">Complète :</text:h>
          <text:list>
            <text:list-item text:start-value="1">
              <text:p text:style-name="P108">12 dam² = 12 000 000 <text:span text:style-name="_5f_pointillés_20_gris"><text:s/></text:span><text:span text:style-name="_5f_Caractères_5f_correction"><text:span text:style-name="T194">c</text:span></text:span><text:span text:style-name="_5f_Caractères_5f_correction"><text:span text:style-name="T198">m²</text:span></text:span></text:p>
            </text:list-item>
            <text:list-item>
              <text:p text:style-name="P108">456 dm² = 4,56 <text:s/><text:span text:style-name="_5f_Caractères_5f_correction">m²</text:span></text:p>
            </text:list-item>
            <text:list-item>
              <text:p text:style-name="P108">7 m² = 0,000 007 <text:span text:style-name="_5f_pointillés_20_gris"><text:s/></text:span><text:span text:style-name="_5f_Caractères_5f_correction"><text:span text:style-name="T180">k</text:span></text:span><text:span text:style-name="_5f_Caractères_5f_correction">m²</text:span></text:p>
            </text:list-item>
            <text:list-item>
              <text:p text:style-name="P108">254 mm² = 0,000 254 <text:span text:style-name="_5f_pointillés_20_gris"><text:s/></text:span><text:span text:style-name="_5f_Caractères_5f_correction">m²</text:span></text:p>
            </text:list-item>
            <text:list-item>
              <text:p text:style-name="P108">433 mm² = 0,043 3 <text:span text:style-name="_5f_pointillés_20_gris"><text:s/></text:span><text:span text:style-name="_5f_Caractères_5f_correction"><text:span text:style-name="T180">d</text:span></text:span><text:span text:style-name="_5f_Caractères_5f_correction">m²</text:span></text:p>
            </text:list-item>
          </text:list>
        </text:list-item>
        <text:list-item>
          <text:h text:style-name="P114" text:outline-level="1"><text:s/>Complète :</text:h>
          <text:list>
            <text:list-item text:start-value="1">
              <text:p text:style-name="P109"><text:s/>468,5 dm² = <text:span text:style-name="_5f_Caractères_5f_correction"><text:span text:style-name="T184">4,685</text:span></text:span> m²</text:p>
            </text:list-item>
            <text:list-item>
              <text:p text:style-name="P109"><text:s/>937 cm² = <text:span text:style-name="_5f_Caractères_5f_correction"><text:span text:style-name="T184">9,37</text:span></text:span> dm²</text:p>
            </text:list-item>
            <text:list-item>
              <text:p text:style-name="P109"><text:s/>682 hm² = <text:span text:style-name="_5f_Caractères_5f_correction"><text:span text:style-name="T184">6 820 000</text:span></text:span><text:span text:style-name="_5f_Caractères_5f_gras_5f_Rouge_5f_Italique"> </text:span>m²</text:p>
            </text:list-item>
            <text:list-item>
              <text:p text:style-name="P109"><text:s/>772,1 cm² = <text:span text:style-name="_5f_Caractères_5f_correction">7,721</text:span><text:span text:style-name="_5f_Caractères_5f_gras_5f_Rouge_5f_Italique"><text:span text:style-name="T184"> </text:span></text:span>mm²</text:p>
            </text:list-item>
            <text:list-item>
              <text:p text:style-name="P109"><text:s/>641,5 dam² = <text:span text:style-name="_5f_Caractères_5f_correction"><text:span text:style-name="T194">6,</text:span></text:span><text:span text:style-name="_5f_Caractères_5f_correction"><text:span text:style-name="T195">415</text:span></text:span><text:span text:style-name="_5f_Caractères_5f_gras_5f_Rouge_5f_Italique"> </text:span>ha</text:p>
            </text:list-item>
          </text:list>
        </text:list-item>
      </text:list>
      <text:h text:style-name="_5f_Paragraphe" text:outline-level="1">(1 ha = 1 hm²)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05845391053666" text:continue-numbering="true" text:style-name="_5f_Numérotation_20_des_20_exercices">
        <text:list-item>
          <text:h text:style-name="P114" text:outline-level="1">Complète :</text:h>
          <text:list>
            <text:list-item text:start-value="1">
              <text:p text:style-name="P110"><text:s/>97 m² = 970 000 <text:span text:style-name="_5f_pointillés_20_gris"><text:s/></text:span><text:span text:style-name="_5f_Caractères_5f_correction">cm²</text:span></text:p>
            </text:list-item>
            <text:list-item>
              <text:p text:style-name="P107"><text:s/>290,5 dm² = <text:span text:style-name="_5f_Caractères_5f_correction">29 050.</text:span><text:span text:style-name="_5f_pointillés_20_gris"><text:span text:style-name="T185">c</text:span></text:span>m²</text:p>
            </text:list-item>
            <text:list-item>
              <text:p text:style-name="P107"><text:s/>203 m² = <text:span text:style-name="_5f_Caractères_5f_correction"><text:span text:style-name="T194">2 </text:span></text:span><text:span text:style-name="_5f_Caractères_5f_correction"><text:span text:style-name="T196">030 000</text:span></text:span> cm²</text:p>
            </text:list-item>
            <text:list-item>
              <text:p text:style-name="P110"><text:s/>296,77 cm² = 2,967 7 <text:span text:style-name="_5f_Caractères_5f_correction">dm²</text:span></text:p>
            </text:list-item>
            <text:list-item>
              <text:p text:style-name="P107"><text:s/>118 km² = <text:span text:style-name="_5f_Caractères_5f_correction">118 000 000</text:span><text:span text:style-name="_5f_pointillés_20_gris"> </text:span>m²</text:p>
            </text:list-item>
            <text:list-item>
              <text:p text:style-name="P107"><text:s/>355,59 m² = <text:span text:style-name="_5f_Caractères_5f_correction">0,000 355 59</text:span><text:span text:style-name="_5f_Caractères_5f_gras_5f_Rouge_5f_Italique"> </text:span>km²</text:p>
            </text:list-item>
            <text:list-item>
              <text:p text:style-name="P110"><text:s/>329 dam² = 3 290 000 <text:span text:style-name="_5f_Caractères_5f_correction">dm²</text:span></text:p>
            </text:list-item>
            <text:list-item>
              <text:p text:style-name="P107"><text:s/>84,5 m² = <text:span text:style-name="_5f_Caractères_5f_correction">0,008 45</text:span><text:span text:style-name="_5f_pointillés_20_gris"> </text:span>ha<text:line-break/>(1 ha = 1 hm²)</text:p>
            </text:list-item>
          </text:list>
        </text:list-item>
        <text:list-item>
          <text:h text:style-name="P114" text:outline-level="1">On <text:s/>donne les superficies suivantes :</text:h>
          <text:list>
            <text:list-item>
              <text:list>
                <text:list-item>
                  <text:h text:style-name="P105" text:outline-level="1">Belle-Île-en-mer : 90 km²</text:h>
                </text:list-item>
                <text:list-item>
                  <text:h text:style-name="P105" text:outline-level="1">Île d’Yeu : 2 300 ha</text:h>
                </text:list-item>
                <text:list-item>
                  <text:h text:style-name="P105" text:outline-level="1">Île d’Oléron : 175 000 000 m²</text:h>
                </text:list-item>
                <text:list-item>
                  <text:h text:style-name="P105" text:outline-level="1">Île de Jersey : 1 160 000 dam²</text:h>
                </text:list-item>
              </text:list>
            </text:list-item>
          </text:list>
        </text:list-item>
      </text:list>
      <text:h text:style-name="_5f_Paragraphe" text:outline-level="1">Range ces îles dans l’ordre décroissant de leur <text:s/>superficie. <text:s text:c="2"/></text:h>
      <text:list xml:id="list105845032579445" text:continue-numbering="true" text:style-name="_5f_Numérotation_20_des_20_exercices">
        <text:list-item>
          <text:list>
            <text:list-item>
              <text:list>
                <text:list-item>
                  <text:h text:style-name="P106" text:outline-level="1"><text:span text:style-name="_5f_Caractères_5f_correction">Île d’Oléron : 175 <text:s/>km²</text:span></text:h>
                </text:list-item>
                <text:list-item>
                  <text:h text:style-name="P106" text:outline-level="1"><text:span text:style-name="_5f_Caractères_5f_correction">Île de Jersey : 116 km²</text:span></text:h>
                </text:list-item>
                <text:list-item>
                  <text:h text:style-name="P106" text:outline-level="1"><text:span text:style-name="_5f_Caractères_5f_correction">Belle-Île-en-mer : 90 km²</text:span></text:h>
                </text:list-item>
                <text:list-item>
                  <text:h text:style-name="P106" text:outline-level="1"><text:span text:style-name="_5f_Caractères_5f_correction">Île d’Yeu : 23 km²</text:span></text:h>
                </text:list-item>
              </text:list>
            </text:list-item>
          </text:list>
        </text:list-item>
        <text:list-item>
          <text:h text:style-name="_5f_Titre_5f_Exercices_5f_avec_5f_Titre" text:outline-level="1">Dominos</text:h>
        </text:list-item>
      </text:list>
      <text:h text:style-name="_5f_Paragraphe" text:outline-level="1">Le but de ce jeu est de mettre bout à bout tous les dominos, en partant du domino « Départ ». On peut mettre bout à bout deux dominos si les deux parties sont égales.</text:h>
      <text:h text:style-name="_5f_Paragraphe" text:outline-level="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h text:style-name="_5f_Tableau_5f_Centré" text:outline-level="1"><draw:line text:anchor-type="paragraph" draw:z-index="344" draw:name="Forme1_2" draw:style-name="gr1" draw:text-style-name="P115" svg:x1="0.093cm" svg:y1="1.845cm" svg:x2="4.245cm" svg:y2="0.61cm"><text:p/></draw:line><draw:line text:anchor-type="paragraph" draw:z-index="345" draw:name="Forme1_3" draw:style-name="gr1" draw:text-style-name="P115" svg:x1="0.093cm" svg:y1="0.61cm" svg:x2="8.967cm" svg:y2="3.649cm"><text:p/></draw:line>1,358 dm²</text:h>
          </table:table-cell>
          <table:table-cell table:style-name="Table3.A1" office:value-type="string">
            <text:h text:style-name="_5f_Tableau_5f_Centré" text:outline-level="1">13580 mm²</text:h>
          </table:table-cell>
          <table:table-cell table:style-name="Table3.C1" office:value-type="string">
            <text:h text:style-name="_5f_Tableau_5f_Centré" text:outline-level="1"/>
          </table:table-cell>
          <table:table-cell table:style-name="Table3.A1" office:value-type="string">
            <text:h text:style-name="_5f_Tableau_5f_Centré" text:outline-level="1"><draw:line text:anchor-type="paragraph" draw:z-index="341" draw:name="Forme1" draw:style-name="gr1" draw:text-style-name="P115" svg:x1="0.277cm" svg:y1="0.815cm" svg:x2="3.724cm" svg:y2="2.022cm"><text:p/></draw:line>0,135<text:span text:style-name="T186">8</text:span> m²</text:h>
          </table:table-cell>
          <table:table-cell table:style-name="Table3.E1" office:value-type="string">
            <text:h text:style-name="_5f_Tableau_5f_Centré" text:outline-level="1">Départ</text:h>
          </table:table-cell>
        </table:table-row>
        <table:table-row table:style-name="Table3.2">
          <table:table-cell table:style-name="Table3.A2" office:value-type="string">
            <text:h text:style-name="_5f_Tableau_5f_Centré_5f_Gras" text:outline-level="1"/>
          </table:table-cell>
          <table:table-cell table:style-name="Table3.A2" office:value-type="string">
            <text:h text:style-name="_5f_Tableau_5f_Centré" text:outline-level="1"/>
          </table:table-cell>
          <table:table-cell table:style-name="Table3.A2" office:value-type="string">
            <text:h text:style-name="_5f_Tableau_5f_Centré" text:outline-level="1"/>
          </table:table-cell>
          <table:table-cell table:style-name="Table3.A2" office:value-type="string">
            <text:h text:style-name="_5f_Tableau_5f_Centré" text:outline-level="1"/>
          </table:table-cell>
          <table:table-cell table:style-name="Table3.A2" office:value-type="string">
            <text:h text:style-name="_5f_Tableau_5f_Centré" text:outline-level="1"/>
          </table:table-cell>
        </table:table-row>
        <table:table-row table:style-name="Table3.3">
          <table:table-cell table:style-name="Table3.A1" office:value-type="string">
            <text:h text:style-name="_5f_Tableau_5f_Centré" text:outline-level="1"><draw:line text:anchor-type="paragraph" draw:z-index="343" draw:name="Forme1_1" draw:style-name="gr1" draw:text-style-name="P115" svg:x1="0.203cm" svg:y1="1.827cm" svg:x2="4.233cm" svg:y2="0.603cm"><text:p/></draw:line><draw:line text:anchor-type="paragraph" draw:z-index="342" draw:name="Forme1_0" draw:style-name="gr1" draw:text-style-name="P115" svg:x1="5.211cm" svg:y1="0.714cm" svg:x2="4.112cm" svg:y2="2.107cm"><text:p/></draw:line>135,8 cm²</text:h>
          </table:table-cell>
          <table:table-cell table:style-name="Table3.A1" office:value-type="string">
            <text:h text:style-name="_5f_Tableau_5f_Centré" text:outline-level="1">13,58 cm²</text:h>
          </table:table-cell>
          <table:table-cell table:style-name="Table3.C1" office:value-type="string">
            <text:h text:style-name="_5f_Tableau_5f_Centré" text:outline-level="1"/>
          </table:table-cell>
          <table:table-cell table:style-name="Table3.A1" office:value-type="string">
            <text:h text:style-name="_5f_Tableau_5f_Centré" text:outline-level="1">0,001358 m²</text:h>
          </table:table-cell>
          <table:table-cell table:style-name="Table3.E1" office:value-type="string">
            <text:h text:style-name="_5f_Tableau_5f_Centré" text:outline-level="1">1358 cm²</text:h>
          </table:table-cell>
        </table:table-row>
        <table:table-row table:style-name="TableLine1786011961568">
          <table:table-cell table:style-name="Table3.A4" office:value-type="string">
            <text:h text:style-name="_5f_Tableau_5f_Centré_5f_Gras" text:outline-level="1"/>
          </table:table-cell>
          <table:table-cell table:style-name="Table3.A4" office:value-type="string">
            <text:h text:style-name="_5f_Tableau_5f_Centré" text:outline-level="1"/>
          </table:table-cell>
          <table:table-cell table:style-name="Table3.A2" office:value-type="string">
            <text:h text:style-name="_5f_Tableau_5f_Centré" text:outline-level="1"/>
          </table:table-cell>
          <table:table-cell table:style-name="Table3.A4" office:value-type="string">
            <text:h text:style-name="_5f_Tableau_5f_Centré" text:outline-level="1"/>
          </table:table-cell>
          <table:table-cell table:style-name="Table3.A4" office:value-type="string">
            <text:h text:style-name="_5f_Tableau_5f_Centré" text:outline-level="1"/>
          </table:table-cell>
        </table:table-row>
        <table:table-row table:style-name="TableLine1786011965648">
          <table:table-cell table:style-name="Table3.A5" office:value-type="string">
            <text:h text:style-name="_5f_Tableau_5f_Centré" text:outline-level="1">135800 mm²</text:h>
          </table:table-cell>
          <table:table-cell table:style-name="Table3.A5" office:value-type="string">
            <text:h text:style-name="_5f_Tableau_5f_Centré" text:outline-level="1">0,1358 dm²</text:h>
          </table:table-cell>
          <table:table-cell table:style-name="Table3.C1" office:value-type="string">
            <text:h text:style-name="_5f_Tableau_5f_Centré" text:outline-level="1"/>
          </table:table-cell>
          <table:table-cell table:style-name="Table3.A5" office:value-type="string">
            <text:h text:style-name="_5f_Tableau_5f_Centré" text:outline-level="1">13,58 dm²</text:h>
          </table:table-cell>
          <table:table-cell table:style-name="Table3.E5" office:value-type="string">
            <text:h text:style-name="_5f_Tableau_5f_Centré" text:outline-level="1">1358 mm²</text:h>
          </table:table-cell>
        </table:table-row>
      </table:table>
      <text:p text:style-name="_5f_Paragraphe_5f_Réponse_5f_Pointillés_5f_Grisés"><text:span text:style-name="_5f_pointillés_20_gris">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MS Gothic" svg:font-family="'MS Gothic'" style:font-pitch="variable"/>
    <style:font-face style:name="OpenSymbol1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4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6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officeooo:paragraph-rsid="008d016c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11" style:family="paragraph" style:parent-style-name="Footer">
      <style:paragraph-properties fo:text-align="center" style:justify-single-word="false"/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12" style:family="paragraph" style:parent-style-name="Header">
      <style:paragraph-properties fo:text-align="start" style:justify-single-word="false"/>
      <style:text-properties officeooo:paragraph-rsid="0211dd7e"/>
    </style:style>
    <style:style style:name="MP13" style:family="paragraph" style:parent-style-name="Footer">
      <style:paragraph-properties fo:text-align="start" style:justify-single-word="false"/>
      <style:text-properties officeooo:paragraph-rsid="0211dd7e"/>
    </style:style>
    <style:style style:name="MP14" style:family="paragraph" style:parent-style-name="Footer">
      <style:text-properties officeooo:rsid="0242edd8" officeooo:paragraph-rsid="0242edd8"/>
    </style:style>
    <style:style style:name="MP1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6" style:family="paragraph">
      <style:paragraph-properties fo:text-align="center"/>
    </style:style>
    <style:style style:name="MP17" style:family="paragraph" style:parent-style-name="Header">
      <style:paragraph-properties fo:margin-left="0cm" fo:margin-right="0cm" fo:text-indent="0cm" style:auto-text-indent="false"/>
    </style:style>
    <style:style style:name="MP18" style:family="paragraph" style:parent-style-name="Footer">
      <style:text-properties officeooo:paragraph-rsid="010f7046"/>
    </style:style>
    <style:style style:name="MP19" style:family="paragraph" style:parent-style-name="Footer">
      <style:text-properties officeooo:paragraph-rsid="01120261"/>
    </style:style>
    <style:style style:name="MP2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21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2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24" style:family="paragraph" style:parent-style-name="_5f_Header_20_D_20_page_20_impaire_20__28_D_29_">
      <style:text-properties officeooo:paragraph-rsid="01a13e78"/>
    </style:style>
    <style:style style:name="MP2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2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27" style:family="paragraph" style:parent-style-name="Header">
      <style:paragraph-properties fo:text-align="center" style:justify-single-word="false"/>
      <style:text-properties officeooo:paragraph-rsid="00ab054e"/>
    </style:style>
    <style:style style:name="MP2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2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0" style:family="paragraph" style:parent-style-name="Footer">
      <style:paragraph-properties fo:text-align="end" style:justify-single-word="false"/>
      <style:text-properties officeooo:paragraph-rsid="00d4df5c"/>
    </style:style>
    <style:style style:name="MP31" style:family="paragraph" style:parent-style-name="Footer">
      <style:paragraph-properties fo:text-align="start" style:justify-single-word="false"/>
      <style:text-properties officeooo:paragraph-rsid="00d4df5c"/>
    </style:style>
    <style:style style:name="MP32" style:family="paragraph" style:parent-style-name="_5f_Header_20_G_20_page_20_impaire_20__28_D_29_">
      <style:text-properties officeooo:paragraph-rsid="01259ec2"/>
    </style:style>
    <style:style style:name="MP33" style:family="paragraph" style:parent-style-name="_5f_Header_20_G_20_page_20_paire_20__28_G_29_">
      <style:text-properties officeooo:paragraph-rsid="00eb2abc"/>
    </style:style>
    <style:style style:name="MP34" style:family="paragraph" style:parent-style-name="_5f_Footer_20_page_20_paire_20__28_G_29_">
      <style:text-properties fo:font-size="9pt" style:font-size-asian="9pt" style:font-size-complex="9pt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text-properties officeooo:paragraph-rsid="00d4df5c"/>
    </style:style>
    <style:style style:name="MP37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8" style:family="paragraph">
      <loext:graphic-properties draw:fill="solid" draw:fill-color="#d7e12c"/>
    </style:style>
    <style:style style:name="MP39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43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5" style:family="paragraph" style:parent-style-name="Footer">
      <style:text-properties officeooo:paragraph-rsid="00863005"/>
    </style:style>
    <style:style style:name="MP56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7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_5f_Header_20_N_20_page_20_impaire_20__28_D_29_">
      <style:text-properties officeooo:rsid="027aa87d" officeooo:paragraph-rsid="027aa87d"/>
    </style:style>
    <style:style style:name="MP6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65" style:family="paragraph" style:parent-style-name="_5f_Header_20_G_20_page_20_paire_20__28_G_29_">
      <style:paragraph-properties fo:text-align="start" style:justify-single-word="false"/>
    </style:style>
    <style:style style:name="MP66" style:family="paragraph" style:parent-style-name="Footer">
      <style:text-properties officeooo:paragraph-rsid="030c4d7d"/>
    </style:style>
    <style:style style:name="MP67" style:family="paragraph" style:parent-style-name="_5f_Header_20_G_20_page_20_paire_20__28_G_29_">
      <style:text-properties officeooo:paragraph-rsid="0334a5be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69" style:family="paragraph" style:parent-style-name="Header">
      <style:paragraph-properties fo:text-align="start" style:justify-single-word="false"/>
      <style:text-properties officeooo:paragraph-rsid="0289fb01"/>
    </style:style>
    <style:style style:name="MP70" style:family="paragraph" style:parent-style-name="Footer">
      <style:text-properties officeooo:paragraph-rsid="00a59a60"/>
    </style:style>
    <style:style style:name="MP71" style:family="paragraph" style:parent-style-name="Footer">
      <style:text-properties officeooo:paragraph-rsid="004274bc"/>
    </style:style>
    <style:style style:name="MP72" style:family="paragraph" style:parent-style-name="Header">
      <style:paragraph-properties fo:text-align="center" style:justify-single-word="false"/>
      <style:text-properties officeooo:paragraph-rsid="00c10aa6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8" style:family="paragraph" style:parent-style-name="Footer">
      <style:text-properties officeooo:paragraph-rsid="00d8520c"/>
    </style:style>
    <style:style style:name="MP7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80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1" style:family="paragraph" style:parent-style-name="Footer">
      <style:text-properties officeooo:paragraph-rsid="002aa84d"/>
    </style:style>
    <style:style style:name="MP82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3" style:family="paragraph">
      <loext:graphic-properties draw:fill="solid" draw:fill-color="#7fb241"/>
    </style:style>
    <style:style style:name="MP8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9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9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2" style:family="paragraph" style:parent-style-name="_5f_Header_20_G_20_page_20_impaire_20__28_D_29_">
      <style:text-properties officeooo:paragraph-rsid="00c87b35"/>
    </style:style>
    <style:style style:name="MP9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8d016c"/>
    </style:style>
    <style:style style:name="MT2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4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7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8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12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4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6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8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9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21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22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25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2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28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9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3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31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3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34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35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36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3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38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9" style:family="text">
      <style:text-properties officeooo:rsid="010c4d3a"/>
    </style:style>
    <style:style style:name="MT40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42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44" style:family="text">
      <style:text-properties fo:font-variant="small-caps" fo:color="#9d0f89" loext:opacity="100%" style:font-name="Bitstream Vera Sans" fo:font-size="16pt" fo:font-weight="bold" officeooo:rsid="01a13e78"/>
    </style:style>
    <style:style style:name="MT45" style:family="text">
      <style:text-properties officeooo:rsid="00b6801f"/>
    </style:style>
    <style:style style:name="MT46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7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1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2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3" style:family="text">
      <style:text-properties fo:font-size="16pt" style:font-size-asian="16pt" style:font-size-complex="16pt"/>
    </style:style>
    <style:style style:name="MT54" style:family="text"/>
    <style:style style:name="MT55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6" style:family="text">
      <style:text-properties officeooo:rsid="01f8729d"/>
    </style:style>
    <style:style style:name="MT57" style:family="text">
      <style:text-properties officeooo:rsid="01b6dc57"/>
    </style:style>
    <style:style style:name="MT58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6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61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62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64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5" style:family="text">
      <style:text-properties officeooo:rsid="00b5d2d1"/>
    </style:style>
    <style:style style:name="MT66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7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6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71" style:family="text">
      <style:text-properties officeooo:rsid="015f088a"/>
    </style:style>
    <style:style style:name="MT72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74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5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7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77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78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79" style:family="text">
      <style:text-properties officeooo:rsid="0160d7ef"/>
    </style:style>
    <style:style style:name="MT80" style:family="text">
      <style:text-properties officeooo:rsid="02735980"/>
    </style:style>
    <style:style style:name="MT81" style:family="text">
      <style:text-properties officeooo:rsid="02757f12"/>
    </style:style>
    <style:style style:name="MT82" style:family="text">
      <style:text-properties officeooo:rsid="0272f9e5"/>
    </style:style>
    <style:style style:name="MT83" style:family="text">
      <style:text-properties officeooo:rsid="026ec296"/>
    </style:style>
    <style:style style:name="MT84" style:family="text">
      <style:text-properties officeooo:rsid="0268e0aa"/>
    </style:style>
    <style:style style:name="MT85" style:family="text">
      <style:text-properties officeooo:rsid="0072f07f"/>
    </style:style>
    <style:style style:name="MT8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8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88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9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91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92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3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94" style:family="text">
      <style:text-properties officeooo:rsid="014407b5"/>
    </style:style>
    <style:style style:name="MT95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9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8" style:family="text">
      <style:text-properties officeooo:rsid="01fe03f2"/>
    </style:style>
    <style:style style:name="MT99" style:family="text">
      <style:text-properties officeooo:rsid="0334a5be"/>
    </style:style>
    <style:style style:name="MT100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10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03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4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0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06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07" style:family="text">
      <style:text-properties officeooo:rsid="0315af39"/>
    </style:style>
    <style:style style:name="MT108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09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11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12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13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14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16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7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8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9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5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7" style:family="text">
      <style:text-properties officeooo:rsid="009e3fdd"/>
    </style:style>
    <style:style style:name="MT128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9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2" style:family="text">
      <style:text-properties fo:font-variant="small-caps" officeooo:rsid="0054f64f"/>
    </style:style>
    <style:style style:name="MT133" style:family="text">
      <style:text-properties fo:font-variant="small-caps"/>
    </style:style>
    <style:style style:name="MT134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5" style:family="text">
      <style:text-properties officeooo:rsid="00a4cf55"/>
    </style:style>
    <style:style style:name="MT13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9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0" style:family="text">
      <style:text-properties officeooo:rsid="005a3fa8"/>
    </style:style>
    <style:style style:name="MT141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42" style:family="text">
      <style:text-properties officeooo:rsid="00415f3a"/>
    </style:style>
    <style:style style:name="MT143" style:family="text">
      <style:text-properties officeooo:rsid="00386ebd"/>
    </style:style>
    <style:style style:name="MT144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5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6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8" style:family="text">
      <style:text-properties officeooo:rsid="00a59a60"/>
    </style:style>
    <style:style style:name="MT149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2__5f_1_5f_SERIE_5f_M_5f_GAUCHE_5f_ET_5f_DROITE_5f_2COL" style:display-name="2_1_SERIE_M_GAUCHE_ET_DROITE_2COL" style:page-layout-name="Mpm10" draw:style-name="Mdp1">
      <style:header>
        <text:p text:style-name="MP1"><text:span text:style-name="MT1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2" draw:name="Shape4_16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Aires</text:span><text:span text:style-name="MT3"> <text:s/>: </text:span><text:span text:style-name="MT2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2181" text:anchor-type="paragraph" svg:y="-0.06cm" draw:z-index="0"><draw:text-box fo:min-height="0.499cm" fo:min-width="3cm"><draw:frame draw:style-name="Mfr2" draw:name="Frame2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69" draw:name="Shape4_16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70" draw:name="Shape4_1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1" draw:name="Shape4_16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10"><text:span text:style-name="MT1"><text:s text:c="15"/></text:span>Aire et unité</text:p>
      </style:header>
      <style:header-left>
        <text:p text:style-name="MP10"><text:span text:style-name="MT1"><text:s text:c="15"/></text:span>Aire et unité</text:p>
      </style:header-left>
      <style:footer>
        <text:h text:style-name="_5f_Footer_20_page_20_paire_20__28_G_29_" text:outline-level="1"><draw:frame draw:style-name="Mfr3" draw:name="Frame236" text:anchor-type="paragraph" svg:x="1.007cm" svg:y="-0.06cm" draw:z-index="134"><draw:text-box fo:min-height="0.499cm" fo:min-width="7.096cm"><text:p text:style-name="MP11">Aires : aire et unité</text:p></draw:text-box></draw:frame><draw:g text:anchor-type="paragraph" draw:z-index="340" draw:name="Shape4_118" draw:style-name="Mgr1"><draw:path draw:style-name="Mgr2" draw:text-style-name="MP4" svg:width="0.855cm" svg:height="1.172cm" svg:x="-0.1cm" svg:y="-0.175cm" svg:viewBox="0 0 856 1173" svg:d="M856 1173h-856v-991c0-100 79-182 175-182h505c97 0 176 82 176 182z"><text:p/></draw:path></draw:g><text:page-number text:select-page="current">204</text:page-number></text:h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38" draw:name="Shape4_10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35" draw:name="Shape4_15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6" draw:name="Shape4_15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12"><text:span text:style-name="MT7">Conversions d’unités : </text:span><text:span text:style-name="MT8">Problèmes</text:span></text:p>
      </style:header>
      <style:header-left>
        <text:p text:style-name="MP12"><text:span text:style-name="MT7">Conversions d’unités : </text:span><text:span text:style-name="MT8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10">problèmes</text:span></text:p></draw:text-box></draw:frame><draw:g text:anchor-type="paragraph" draw:z-index="139" draw:name="Shape4_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1">Conversions d’unités : </text:span><text:span text:style-name="MT10">problèmes</text:span></text:p></draw:text-box></draw:frame><draw:g text:anchor-type="paragraph" draw:z-index="137" draw:name="Shape4_142" draw:style-name="Mgr1"><draw:path draw:style-name="Mgr3" draw:text-style-name="MP8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12">Conversions d’unités : </text:span><text:span text:style-name="MT8">Problèmes</text:span></text:p>
      </style:header>
      <style:header-left>
        <text:p text:style-name="_5f_Header_20_N_20_page_20_paire_20__28_G_29_"><text:s/><text:span text:style-name="MT12">Conversions d’unités : </text:span><text:span text:style-name="MT8">Problèmes</text:span></text:p>
      </style:header-left>
      <style:footer>
        <text:p text:style-name="MP6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10">problèmes</text:span></text:p></draw:text-box></draw:frame><draw:g text:anchor-type="paragraph" draw:z-index="141" draw:name="Shape4_14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3">Conversions d’unités </text:span><text:span text:style-name="MT6">: </text:span><text:span text:style-name="MT13">problèmes</text:span></text:p></draw:text-box></draw:frame><draw:g text:anchor-type="paragraph" draw:z-index="142" draw:name="Shape4_63" draw:style-name="Mgr1"><draw:path draw:style-name="Mgr3" draw:text-style-name="MP8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7">Conversions d’unités : </text:span><text:span text:style-name="MT14">Aires</text:span></text:p>
      </style:header>
      <style:header-left>
        <text:p text:style-name="_5f_Header_20_N_20_page_20_paire_20__28_G_29_"><text:span text:style-name="MT7">Conversions d’unités : </text:span><text:span text:style-name="MT14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Conversions d’unités : </text:span><text:span text:style-name="MT15">Aires</text:span></text:h></draw:text-box></draw:frame><draw:g text:anchor-type="paragraph" draw:z-index="140" draw:name="Shape4_1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12">Conversions d’unités : </text:span><text:span text:style-name="MT14">Aires</text:span></text:p>
      </style:header>
      <style:header-left>
        <text:p text:style-name="Header"><text:s/><text:span text:style-name="MT12">Conversions d’unités : </text:span><text:span text:style-name="MT14">Aires</text:span></text:p>
      </style:header-left>
      <style:footer>
        <text:p text:style-name="MP6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15">aires</text:span></text:p></draw:text-box></draw:frame><draw:g text:anchor-type="paragraph" draw:z-index="147" draw:name="Shape4_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43" draw:name="Shape4_15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7">Conversions d’unités : </text:span><text:span text:style-name="MT16">Vitesse</text:span></text:p>
      </style:header>
      <style:header-left>
        <text:p text:style-name="_5f_Header_20_N_20_page_20_impaire_20__28_D_29_"><text:span text:style-name="MT7">Conversions d’unités : </text:span><text:span text:style-name="MT16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17">vitesse</text:span><text:span text:style-name="MT6"> </text:span></text:p></draw:text-box></draw:frame><draw:g text:anchor-type="paragraph" draw:z-index="145" draw:name="Shape4_14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46" draw:name="Shape4_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1">Conversions d’unités : </text:span><text:span text:style-name="MT17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12">Conversions d’unités : </text:span><text:span text:style-name="MT18">Temps et durées</text:span></text:p>
      </style:header>
      <style:header-left>
        <text:p text:style-name="_5f_Header_20_N_20_page_20_impaire_20__28_D_29_"><text:s/><text:span text:style-name="MT12">Conversions d’unités : </text:span><text:span text:style-name="MT18">Temps et durées</text:span></text:p>
      </style:header-left>
      <style:footer>
        <text:p text:style-name="MP6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19">Temps et </text:span><text:span text:style-name="MT20">Durée</text:span><text:span text:style-name="MT6"> </text:span></text:p></draw:text-box></draw:frame><draw:g text:anchor-type="paragraph" draw:z-index="152" draw:name="Shape4_1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48" draw:name="Shape4_14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4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7">Conversions d’unités : </text:span><text:span text:style-name="MT21">Temps et d</text:span><text:span text:style-name="MT22">urées</text:span></text:p>
      </style:header>
      <style:header-left>
        <text:p text:style-name="_5f_Header_20_N_20_page_20_impaire_20__28_D_29_"><text:span text:style-name="MT7">Conversions d’unités : </text:span><text:span text:style-name="MT21">Temps et d</text:span><text:span text:style-name="MT22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23">temps et </text:span><text:span text:style-name="MT24">durées</text:span><text:span text:style-name="MT6"> </text:span></text:p></draw:text-box></draw:frame><draw:g text:anchor-type="paragraph" draw:z-index="150" draw:name="Shape4_13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1" draw:name="Shape4_14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1">Conversions d’unités : </text:span><text:span text:style-name="MT23">temps et </text:span><text:span text:style-name="MT24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12">Conversions d’unités : </text:span><text:span text:style-name="MT21">Temps et d</text:span><text:span text:style-name="MT22">urées</text:span></text:p>
      </style:header>
      <style:header-left>
        <text:p text:style-name="Header"><text:s/><text:span text:style-name="MT12">Conversions d’unités : </text:span><text:span text:style-name="MT21">Temps et d</text:span><text:span text:style-name="MT22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23">temps et </text:span><text:span text:style-name="MT24">durées</text:span><text:span text:style-name="MT6"> </text:span></text:p></draw:text-box></draw:frame><draw:g text:anchor-type="paragraph" draw:z-index="155" draw:name="Shape4_13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56" draw:name="Shape4_13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1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7">Conversions d’unités : </text:span><text:span text:style-name="MT25">Capacités</text:span></text:p>
      </style:header>
      <style:header-left>
        <text:p text:style-name="_5f_Header_20_N_20_page_20_impaire_20__28_D_29_"><text:span text:style-name="MT7">Conversions d’unités : </text:span><text:span text:style-name="MT25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26">Capacités</text:span><text:span text:style-name="MT6"> </text:span></text:p></draw:text-box></draw:frame><draw:g text:anchor-type="paragraph" draw:z-index="154" draw:name="Shape4_14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12">Conversions d’unités : </text:span><text:span text:style-name="MT25">Capacités</text:span></text:p>
      </style:header>
      <style:header-left>
        <text:p text:style-name="Header"><text:s/><text:span text:style-name="MT12">Conversions d’unités : </text:span><text:span text:style-name="MT25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27">capacités</text:span><text:span text:style-name="MT6"> </text:span></text:p></draw:text-box></draw:frame><draw:g text:anchor-type="paragraph" draw:z-index="157" draw:name="Shape4_13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58" draw:name="Shape4_13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8"><text:s/></text:span><text:span text:style-name="MT12">Conversions d’unités : </text:span><text:span text:style-name="MT28">masses</text:span></text:p>
      </style:header>
      <style:header-left>
        <text:p text:style-name="_5f_Header_20_N_20_page_20_impaire_20__28_D_29_"><text:span text:style-name="MT28"><text:s/></text:span><text:span text:style-name="MT12">Conversions d’unités : </text:span><text:span text:style-name="MT28">masses</text:span></text:p>
      </style:header-left>
      <style:footer>
        <text:p text:style-name="MP14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29">Masses</text:span><text:span text:style-name="MT6"> </text:span></text:p></draw:text-box></draw:frame><draw:g text:anchor-type="paragraph" draw:z-index="160" draw:name="Shape4_12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g text:anchor-type="paragraph" draw:z-index="161" draw:name="Shape4_12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2" draw:name="Shape4_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1">Conversions d’unités : </text:span><text:span text:style-name="MT30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12">Conversions d’unités : </text:span><text:span text:style-name="MT28">masses</text:span></text:p>
      </style:header>
      <style:header-left>
        <text:p text:style-name="_5f_Header_20_N_20_page_20_impaire_20__28_D_29_"><text:s/><text:span text:style-name="MT12">Conversions d’unités : </text:span><text:span text:style-name="MT28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31">masses</text:span><text:span text:style-name="MT6"> </text:span></text:p></draw:text-box></draw:frame><draw:g text:anchor-type="paragraph" draw:z-index="163" draw:name="Shape4_12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64" draw:name="Shape4_12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5" draw:name="Shape4_13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5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2" draw:name="Shape4_10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3">Périmètre : </text:span><text:span text:style-name="MT32">Problèmes</text:span></text:p></draw:text-box></draw:frame></text:p>
      </style:footer>
      <style:footer-left>
        <text:p text:style-name="MP15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"><text:span text:style-name="MT3">Périmètre : </text:span><text:span text:style-name="MT32">Problèmes</text:span></text:p></draw:text-box></draw:frame><draw:g text:anchor-type="paragraph" draw:z-index="173" draw:name="Shape4_1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78" draw:name="Shape4_10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76" draw:name="Shape4_12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5" draw:name="Shape4_1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0" draw:name="Shape3_16" draw:style-name="Mgr5" draw:text-style-name="MP16" svg:x1="12.726cm" svg:y1="0.399cm" svg:x2="20.496cm" svg:y2="0.36cm"><text:p/></draw:line><text:span text:style-name="MT33">Périmètre</text:span> : <text:span text:style-name="MT34">Périmètres et unités</text:span></text:p>
      </style:header>
      <style:header-left>
        <text:p text:style-name="MP17"><draw:line text:anchor-type="paragraph" draw:z-index="181" draw:name="Shape3_17" draw:style-name="Mgr5" draw:text-style-name="MP16" svg:x1="16.083cm" svg:y1="0.383cm" svg:x2="20.496cm" svg:y2="0.36cm"><text:p/></draw:line><text:span text:style-name="MT33">Périmètre</text:span> : <text:span text:style-name="MT34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77" draw:name="Shape4_1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">Périmètre <text:s/>: </text:span><text:span text:style-name="MT35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84" draw:name="Shape4_1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82" draw:name="Shape4_2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26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8" draw:name="Shape3_11" draw:style-name="Mgr5" draw:text-style-name="MP16" svg:x1="12.45cm" svg:y1="0.362cm" svg:x2="20.497cm" svg:y2="0.36cm"><text:p/></draw:line><text:span text:style-name="MT33">Périmètre</text:span> : <text:span text:style-name="MT36">Mesurer, reporter</text:span></text:p>
      </style:header>
      <style:header-left>
        <text:p text:style-name="_5f_Header_20_M_20_page_20_impaire_20__28_D_29_"><draw:line text:anchor-type="paragraph" draw:z-index="189" draw:name="Shape3_20" draw:style-name="Mgr5" draw:text-style-name="MP16" svg:x1="12.45cm" svg:y1="0.362cm" svg:x2="20.497cm" svg:y2="0.36cm"><text:p/></draw:line><text:span text:style-name="MT33">Périmètre</text:span> : <text:span text:style-name="MT36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83" draw:name="Shape4_11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3">Périmètre : </text:span><text:span text:style-name="MT37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61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85" draw:name="Shape4_1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86" draw:name="Shape4_11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1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3">Périmètre</text:span> : <text:span text:style-name="MT33">Calculs sur une figure</text:span></text:p>
      </style:header>
      <style:header-left>
        <text:p text:style-name="_5f_Header_20_M_20_page_20_paire_20__28_G_29_"><text:span text:style-name="MT33">Périmètre</text:span> : <text:span text:style-name="MT33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0" draw:name="Shape4_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1" draw:name="Shape4_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2" draw:name="Shape4_96" draw:style-name="Mgr1"><draw:path draw:style-name="Mgr2" draw:text-style-name="MP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96" draw:name="Shape4_9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93" draw:name="Shape4_10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0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>
      <style:header-left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8" draw:name="Shape4_9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41">Proportionnalité et pourcentage : </text:span><text:span text:style-name="MT42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9"><text:span text:style-name="MT43">Proportionnalité et pourcentages : </text:span><text:span text:style-name="MT42">pourcentages</text:span></text:p></draw:text-box></draw:frame><draw:g text:anchor-type="paragraph" draw:z-index="195" draw:name="Shape4_112" draw:style-name="Mgr1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0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0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1">Proportionnalité et pourcentages : proportionalité</text:p></draw:text-box></draw:frame><draw:g text:anchor-type="paragraph" draw:z-index="200" draw:name="Shape4_23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: </text:p></draw:text-box></draw:frame><draw:g text:anchor-type="paragraph" draw:z-index="197" draw:name="Shape4_99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4">Utiliser des données</text:span> : <text:span text:style-name="MT44">Organiser</text:span> </text:p>
      </style:header>
      <style:header-left>
        <text:p text:style-name="MP24"><text:span text:style-name="MT44">Utiliser des données</text:span> : <text:span text:style-name="MT44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08" draw:name="Shape4_7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09" draw:name="Shape4_7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>
      <style:header-left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6"> : </text:span><text:span text:style-name="MT50">Organiser</text:span><text:span text:style-name="MT6"> </text:span></text:p></draw:text-box></draw:frame><draw:g text:anchor-type="paragraph" draw:z-index="216" draw:name="Shape4_74" draw:style-name="Mgr1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6"> : </text:span><text:span text:style-name="MT50">Organiser</text:span><text:span text:style-name="MT6"> </text:span></text:p></draw:text-box></draw:frame><draw:g text:anchor-type="paragraph" draw:z-index="212" draw:name="Shape4_75" draw:style-name="Mgr1"><draw:path draw:style-name="Mgr4" draw:text-style-name="MP26" svg:width="0.855cm" svg:height="1.172cm" svg:x="-0.268cm" svg:y="-0.175cm" svg:viewBox="0 0 856 1173" svg:d="M856 1173h-856v-991c0-100 79-182 175-182h505c97 0 176 82 176 182z"><text:p/></draw:path></draw:g><draw:g text:anchor-type="paragraph" draw:z-index="213" draw:name="Shape4_25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27"><text:span text:style-name="MT51">Repères du plan : Se repérer</text:span> </text:p>
      </style:header>
      <style:header-left>
        <text:p text:style-name="MP27"><text:span text:style-name="MT51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14" draw:name="Shape4_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5" draw:name="Shape4_11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39">Utilis</text:span><text:span text:style-name="MT46">er des</text:span><text:span text:style-name="MT39"> données </text:span>: <text:span text:style-name="MT52">Représenter</text:span> </text:p>
      </style:header>
      <style:header-left>
        <text:p text:style-name="_5f_Header_20_D_20_page_20_paire_20__28_G_29_"><text:span text:style-name="_5f_Caractères"><text:span text:style-name="MT53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6"> : </text:span><text:span text:style-name="MT55">représenter</text:span><text:span text:style-name="MT6"> </text:span></text:p></draw:text-box></draw:frame><draw:g text:anchor-type="paragraph" draw:z-index="217" draw:name="Shape4_70" draw:style-name="Mgr1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6"> : </text:span><text:span text:style-name="MT55">représenter</text:span><text:span text:style-name="MT6"> </text:span></text:p></draw:text-box></draw:frame><draw:g text:anchor-type="paragraph" draw:z-index="218" draw:name="Shape4_91" draw:style-name="Mgr1"><draw:path draw:style-name="Mgr4" draw:text-style-name="MP26" svg:width="0.855cm" svg:height="1.172cm" svg:x="-0.268cm" svg:y="-0.175cm" svg:viewBox="0 0 856 1173" svg:d="M856 1173h-856v-991c0-100 79-182 175-182h505c97 0 176 82 176 182z"><text:p/></draw:path></draw:g><draw:g text:anchor-type="paragraph" draw:z-index="219" draw:name="Shape4_9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2" draw:name="Shape4_82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Résoudre des problèmes</text:p></draw:text-box></draw:frame><draw:g text:anchor-type="paragraph" draw:z-index="223" draw:name="Shape4_97" draw:style-name="Mgr1"><draw:path draw:style-name="Mgr3" draw:text-style-name="MP8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29" draw:name="Shape4_6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25" draw:name="Shape4_8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7">Calculer : </text:span><text:span text:style-name="MT58">Distributiv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58">Distributivité</text:span><text:span text:style-name="MT57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31" draw:name="Shape4_7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9">calculer</text:span><text:span text:style-name="MT60"> : </text:span><text:span text:style-name="MT61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37" draw:name="Shape4_6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34" draw:name="Shape4_8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9" draw:name="Shape4_6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9">calculer</text:span><text:span text:style-name="MT60"> : </text:span><text:span text:style-name="MT6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1"><text:span text:style-name="MT59">calculer</text:span><text:span text:style-name="MT60"> : </text:span><text:span text:style-name="MT63">critères de divisibilité</text:span></text:p></draw:text-box></draw:frame><draw:g text:anchor-type="paragraph" draw:z-index="236" draw:name="Shape4_65" draw:style-name="Mgr1"><draw:path draw:style-name="Mgr3" draw:text-style-name="MP8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2"><text:span text:style-name="MT64">G</text:span>éométrie plane : Parallèles, perpendiculaires,<text:line-break/> distances</text:p>
      </style:header>
      <style:header-left>
        <text:p text:style-name="MP33"><text:s/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68">Géométrie plane : </text:span><text:span text:style-name="MT69">parallèles, perpendiculaires, </text:span><text:span text:style-name="MT70">distances</text:span></text:h></draw:text-box></draw:frame><draw:g text:anchor-type="paragraph" draw:z-index="242" draw:name="Shape4_59" draw:style-name="Mgr1"><draw:path draw:style-name="Mgr6" draw:text-style-name="MP22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34" text:outline-level="1"><text:span text:style-name="MT71">G</text:span>éométrie plane : Parallèles, perpendiculaires, distances</text:h></draw:text-box></draw:frame><draw:g text:anchor-type="paragraph" draw:z-index="238" draw:name="Shape4_62" draw:style-name="Mgr1"><draw:path draw:style-name="Mgr6" draw:text-style-name="MP22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7">Calculer : </text:span><text:span text:style-name="MT72">Diviser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72">Diviser</text:span><text:span text:style-name="MT57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0"><draw:g text:anchor-type="paragraph" draw:z-index="240" draw:name="Shape4_51" draw:style-name="Mgr1"><draw:path draw:style-name="Mgr3" draw:text-style-name="MP8" svg:width="0.855cm" svg:height="1.172cm" svg:x="7.545cm" svg:y="-0.194cm" svg:viewBox="0 0 856 1173" svg:d="M856 1173h-856v-991c0-100 79-182 175-182h505c97 0 176 82 176 182z"><text:p/></draw:path></draw:g><text:span text:style-name="MT59">calculer</text:span><text:span text:style-name="MT60"> : </text:span><text:span text:style-name="MT7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1"><text:span text:style-name="MT59">calculer</text:span><text:span text:style-name="MT60"> : </text:span><text:span text:style-name="MT73">diviser</text:span></text:p></draw:text-box></draw:frame><draw:g text:anchor-type="paragraph" draw:z-index="241" draw:name="Shape4_60" draw:style-name="Mgr1"><draw:path draw:style-name="Mgr3" draw:text-style-name="MP8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47" draw:name="Shape4_5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43" draw:name="Shape4_5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74">Multiplier</text:span> </text:p>
      </style:header>
      <style:header-left>
        <text:p text:style-name="MP35">Calculer : <text:span text:style-name="MT74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0"><draw:g text:anchor-type="paragraph" draw:z-index="245" draw:name="Shape4_55" draw:style-name="Mgr1"><draw:path draw:style-name="Mgr3" draw:text-style-name="MP8" svg:width="0.855cm" svg:height="1.172cm" svg:x="7.535cm" svg:y="-0.178cm" svg:viewBox="0 0 856 1173" svg:d="M856 1173h-856v-991c0-100 79-182 175-182h505c97 0 176 82 176 182z"><text:p/></draw:path></draw:g><text:span text:style-name="MT59">calculer</text:span><text:span text:style-name="MT60"> : </text:span><text:span text:style-name="MT75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1"><text:span text:style-name="MT59">calculer</text:span><text:span text:style-name="MT60"> : </text:span><text:span text:style-name="MT75">Multiplier</text:span></text:p></draw:text-box></draw:frame><draw:g text:anchor-type="paragraph" draw:z-index="246" draw:name="Shape4_262" draw:style-name="Mgr1"><draw:path draw:style-name="Mgr3" draw:text-style-name="MP8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51" draw:name="Shape4_5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48" draw:name="Shape4_5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59">calculer</text:span><text:span text:style-name="MT60"> : </text:span><text:span text:style-name="MT59">additionner et soustraire</text:span></text:p></draw:text-box></draw:frame><draw:g text:anchor-type="paragraph" draw:z-index="253" draw:name="Shape4_47" draw:style-name="Mgr1"><draw:path draw:style-name="Mgr3" draw:text-style-name="MP8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59">calculer</text:span><text:span text:style-name="MT60"> : </text:span><text:span text:style-name="MT59">additionner et soustraire</text:span></text:p></draw:text-box></draw:frame><draw:g text:anchor-type="paragraph" draw:z-index="250" draw:name="Shape4_261" draw:style-name="Mgr1"><draw:path draw:style-name="Mgr3" draw:text-style-name="MP8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4">Calculer</text:span> : <text:span text:style-name="MT4">Additionner et soustraire</text:span></text:p>
      </style:header>
      <style:header-left>
        <text:p text:style-name="_5f_Header_20_N_20_page_20_paire_20__28_G_29_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52" draw:name="Shape4_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54" draw:name="Shape4_4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7"><draw:path text:anchor-type="paragraph" draw:z-index="257" draw:name="Shape1_6" draw:style-name="Mgr7" draw:text-style-name="MP38" svg:width="4.329cm" svg:height="2.238cm" svg:x="-1.5cm" svg:y="-1.001cm" svg:viewBox="0 0 4330 2239" svg:d="M0 2239l3984-288c209-15 363-167 345-342l-170-1609h-4159z"><text:p/></draw:path><draw:line text:anchor-type="paragraph" draw:z-index="258" draw:name="Shape3_10" draw:style-name="Mgr8" draw:text-style-name="MP16" svg:x1="10.308cm" svg:y1="0.388cm" svg:x2="20.496cm" svg:y2="0.36cm"><text:p/></draw:line><text:span text:style-name="MT76">Fractions</text:span><text:span text:style-name="MT77"> : </text:span><text:span text:style-name="MT78">Problèmes</text:span><text:span text:style-name="MT77"> </text:span></text:p>
      </style:header>
      <style:header-left>
        <text:p text:style-name="MP37"><draw:line text:anchor-type="paragraph" draw:z-index="259" draw:name="Shape3_27" draw:style-name="Mgr8" draw:text-style-name="MP16" svg:x1="10.308cm" svg:y1="0.388cm" svg:x2="20.496cm" svg:y2="0.36cm"><text:p/></draw:line><draw:path text:anchor-type="paragraph" draw:z-index="260" draw:name="Shape1_10" draw:style-name="Mgr7" draw:text-style-name="MP38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5" draw:name="Shape4_4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79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61" draw:name="Shape4_4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65" draw:name="Shape4_4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40"><draw:line text:anchor-type="paragraph" draw:z-index="270" draw:name="Shape3_9" draw:style-name="Mgr8" draw:text-style-name="MP16" svg:x1="10.37cm" svg:y1="0.365cm" svg:x2="20.496cm" svg:y2="0.36cm"><text:p/></draw:line><draw:path text:anchor-type="paragraph" draw:z-index="271" draw:name="Shape1_4" draw:style-name="Mgr7" draw:text-style-name="MP38" svg:width="4.329cm" svg:height="2.238cm" svg:x="-1.5cm" svg:y="-7.4cm" svg:viewBox="0 0 4330 2239" svg:d="M0 2239l3984-288c209-15 363-167 345-342l-170-1609h-4159z"><text:p/></draw:path><text:span text:style-name="MT80">Fractions</text:span> : <text:span text:style-name="MT80">Opérations</text:span> </text:p>
      </style:header>
      <style:header-left>
        <text:p text:style-name="MP40"><draw:path text:anchor-type="paragraph" draw:z-index="266" draw:name="Shape1_8" draw:style-name="Mgr7" draw:text-style-name="MP38" svg:width="4.329cm" svg:height="2.238cm" svg:x="-1.5cm" svg:y="-7.4cm" svg:viewBox="0 0 4330 2239" svg:d="M0 2239l3984-288c209-15 363-167 345-342l-170-1609h-4159z"><text:p/></draw:path><draw:line text:anchor-type="paragraph" draw:z-index="267" draw:name="Shape3_26" draw:style-name="Mgr8" draw:text-style-name="MP16" svg:x1="10.37cm" svg:y1="0.365cm" svg:x2="20.496cm" svg:y2="0.36cm"><text:p/></draw:line><text:span text:style-name="MT80">Fractions</text:span> : <text:span text:style-name="MT80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8" draw:name="Shape4_3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79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74" draw:name="Shape4_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72" draw:name="Shape4_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4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42"><draw:line text:anchor-type="paragraph" draw:z-index="276" draw:name="Shape3_8" draw:style-name="Mgr8" draw:text-style-name="MP16" svg:x1="17.736cm" svg:y1="0.376cm" svg:x2="20.496cm" svg:y2="0.36cm"><text:p/></draw:line><text:span text:style-name="MT81">Fractions</text:span> : <text:span text:style-name="MT81">Fractions, décimaux et comparaison</text:span></text:p>
      </style:header>
      <style:header-left>
        <text:p text:style-name="MP42"><draw:line text:anchor-type="paragraph" draw:z-index="277" draw:name="Shape3_25" draw:style-name="Mgr8" draw:text-style-name="MP16" svg:x1="17.736cm" svg:y1="0.376cm" svg:x2="20.496cm" svg:y2="0.36cm"><text:p/></draw:line><text:span text:style-name="MT81">Fractions</text:span> : <text:span text:style-name="MT81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3" draw:name="Shape4_3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9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80" draw:name="Shape4_3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78" draw:name="Shape4_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3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4"><draw:line text:anchor-type="paragraph" draw:z-index="283" draw:name="Shape3_24" draw:style-name="Mgr8" draw:text-style-name="MP16" svg:x1="11.52cm" svg:y1="0.376cm" svg:x2="20.496cm" svg:y2="0.36cm"><text:p/></draw:line><text:span text:style-name="MT82">Fractions</text:span> : <text:span text:style-name="MT82">Droite graduée</text:span></text:p>
      </style:header>
      <style:header-left>
        <text:p text:style-name="MP44"><draw:line text:anchor-type="paragraph" draw:z-index="284" draw:name="Shape3_28" draw:style-name="Mgr8" draw:text-style-name="MP16" svg:x1="11.52cm" svg:y1="0.376cm" svg:x2="20.496cm" svg:y2="0.36cm"><text:p/></draw:line><text:span text:style-name="MT82">Fractions</text:span> : <text:span text:style-name="MT82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79" draw:name="Shape4_30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9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81" draw:name="Shape4_2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85" draw:name="Shape4_3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3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46"><draw:line text:anchor-type="paragraph" draw:z-index="289" draw:name="Shape3_14" draw:style-name="Mgr8" draw:text-style-name="MP16" svg:x1="12.876cm" svg:y1="0.392cm" svg:x2="20.496cm" svg:y2="0.36cm"><text:p/></draw:line><draw:path text:anchor-type="paragraph" draw:z-index="290" draw:name="Shape1_3" draw:style-name="Mgr7" draw:text-style-name="MP38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>
      <style:header-left>
        <text:p text:style-name="MP46"><draw:line text:anchor-type="paragraph" draw:z-index="286" draw:name="Shape3_23" draw:style-name="Mgr8" draw:text-style-name="MP16" svg:x1="12.876cm" svg:y1="0.392cm" svg:x2="20.496cm" svg:y2="0.36cm"><text:p/></draw:line><draw:path text:anchor-type="paragraph" draw:z-index="287" draw:name="Shape1_7" draw:style-name="Mgr7" draw:text-style-name="MP38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288" draw:name="Shape4_26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9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95" draw:name="Shape4_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2" text:anchor-type="paragraph" svg:y="-0.06cm" draw:z-index="0"><draw:text-box fo:min-height="0.499cm" fo:min-width="3cm"><draw:frame draw:style-name="Mfr2" draw:name="Frame8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91" draw:name="Shape4_2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48"><draw:path text:anchor-type="paragraph" draw:z-index="297" draw:name="Shape1_1" draw:style-name="Mgr7" draw:text-style-name="MP38" svg:width="4.329cm" svg:height="2.238cm" svg:x="-1.8cm" svg:y="-8.982cm" svg:viewBox="0 0 4330 2239" svg:d="M0 2239l3984-288c209-15 363-167 345-342l-170-1609h-4159z"><text:p/></draw:path><draw:line text:anchor-type="paragraph" draw:z-index="298" draw:name="Shape3_13" draw:style-name="Mgr8" draw:text-style-name="MP16" svg:x1="15.337cm" svg:y1="0.36cm" svg:x2="20.496cm" svg:y2="0.36cm"><text:p/></draw:line><text:span text:style-name="MT84">Fractions</text:span> : <text:span text:style-name="MT84">Représentation géométrique</text:span></text:p>
      </style:header>
      <style:header-left>
        <text:p text:style-name="MP48"><draw:line text:anchor-type="paragraph" draw:z-index="293" draw:name="Shape3_21" draw:style-name="Mgr8" draw:text-style-name="MP16" svg:x1="15.337cm" svg:y1="0.36cm" svg:x2="20.496cm" svg:y2="0.36cm"><text:p/></draw:line><draw:path text:anchor-type="paragraph" draw:z-index="294" draw:name="Shape1_13" draw:style-name="Mgr7" draw:text-style-name="MP38" svg:width="4.329cm" svg:height="2.238cm" svg:x="-1.8cm" svg:y="-8.982cm" svg:viewBox="0 0 4330 2239" svg:d="M0 2239l3984-288c209-15 363-167 345-342l-170-1609h-4159z"><text:p/></draw:path><text:span text:style-name="MT84">Fractions</text:span> : <text:span text:style-name="MT84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9"><text:span text:style-name="MT79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01" draw:name="Shape4_2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99" draw:name="Shape4_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50"><draw:line text:anchor-type="paragraph" draw:z-index="305" draw:name="Shape3_5" draw:style-name="Mgr8" draw:text-style-name="MP16" svg:x1="18.701cm" svg:y1="0.36cm" svg:x2="20.497cm" svg:y2="0.36cm"><text:p/></draw:line><text:span text:style-name="MT85">Nombres entiers et décimaux</text:span> : <text:span text:style-name="MT85">Comparer, encadrer</text:span></text:p>
      </style:header>
      <style:header-left>
        <text:p text:style-name="MP50"><draw:line text:anchor-type="paragraph" draw:z-index="306" draw:name="Shape3_6" draw:style-name="Mgr8" draw:text-style-name="MP16" svg:x1="18.701cm" svg:y1="0.36cm" svg:x2="20.497cm" svg:y2="0.36cm"><text:p/></draw:line><text:span text:style-name="MT85">Nombres entiers et décimaux</text:span> : <text:span text:style-name="MT85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1" text:anchor-type="frame" svg:x="0.45cm" svg:y="0.079cm" svg:width="0.817cm" draw:z-index="0"><draw:text-box fo:min-height="0.355cm"><text:p text:style-name="MP3"><draw:g text:anchor-type="paragraph" draw:z-index="300" draw:name="Shape4_1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79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03" draw:name="Shape4_1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02" draw:name="Shape4_2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4" draw:name="Shape4_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52"><draw:line text:anchor-type="paragraph" draw:z-index="310" draw:name="Shape3_2" draw:style-name="Mgr8" draw:text-style-name="MP16" svg:x1="16.083cm" svg:y1="0.383cm" svg:x2="20.496cm" svg:y2="0.36cm"><text:p/></draw:line>Nombres entiers et décimaux : Numération</text:p>
      </style:header>
      <style:header-left>
        <text:p text:style-name="MP52"><draw:line text:anchor-type="paragraph" draw:z-index="311" draw:name="Shape3_3" draw:style-name="Mgr9" draw:text-style-name="MP16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07" draw:name="Shape4_4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frame draw:style-name="Mfr1" draw:name="Frame1352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text:span text:style-name="MT79">N</text:span>ombres entiers et décimaux : numération</text:p></draw:text-box></draw:frame></text:p>
      </style:footer>
      <style:footer-left>
        <text:p text:style-name="MP2"><draw:g text:anchor-type="paragraph" draw:z-index="308" draw:name="Shape4_8" draw:style-name="Mgr1"><draw:path draw:style-name="Mgr3" draw:text-style-name="MP8" svg:width="0.855cm" svg:height="1.172cm" svg:x="-0.217cm" svg:y="-0.175cm" svg:viewBox="0 0 856 1173" svg:d="M856 1173h-856v-991c0-100 79-182 175-182h505c97 0 176 82 176 182z"><text:p/></draw:path></draw:g><draw:frame draw:style-name="Mfr1" draw:name="Frame421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text:span text:style-name="MT79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14" draw:name="Shape4_7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12" draw:name="Shape4_11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9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4"><draw:line text:anchor-type="paragraph" draw:z-index="318" draw:name="Shape3_15" draw:style-name="Mgr8" draw:text-style-name="MP16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>
      <style:header-left>
        <text:p text:style-name="MP54"><draw:line text:anchor-type="paragraph" draw:z-index="319" draw:name="Shape3_19" draw:style-name="Mgr8" draw:text-style-name="MP16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13" draw:name="Shape4_15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59">N</text:span><text:span text:style-name="MT88">ombres entiers et décimaux : </text:span><text:span text:style-name="Character_5f_20_5f_style"><text:span text:style-name="MT86">×</text:span></text:span><text:span text:style-name="MT89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15" draw:name="Shape4_1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16" draw:name="Shape4_10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1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21" draw:name="Shape4_1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20" draw:name="Shape4_1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11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4"><draw:line text:anchor-type="paragraph" draw:z-index="326" draw:name="Shape3_22" draw:style-name="Mgr10" draw:text-style-name="MP16" svg:x1="16.575cm" svg:y1="0cm" svg:x2="19.073cm" svg:y2="0cm"><text:p/></draw:line><text:span text:style-name="MT77">Nombres entiers et décimaux : </text:span><text:span text:style-name="MT90">La droite graduée</text:span></text:p>
      </style:header>
      <style:header-left>
        <text:p text:style-name="MP54"><draw:line text:anchor-type="paragraph" draw:z-index="323" draw:name="Shape3_37" draw:style-name="Mgr8" draw:text-style-name="MP16" svg:x1="17.999cm" svg:y1="0.36cm" svg:x2="20.497cm" svg:y2="0.36cm"><text:p/></draw:line><text:span text:style-name="MT77">Nombres entiers et décimaux : </text:span><text:span text:style-name="MT90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4" draw:name="Shape4_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59">N</text:span><text:span text:style-name="MT88">ombres entiers et décimaux : </text:span><text:span text:style-name="MT91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25" draw:name="Shape4_1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59">N</text:span><text:span text:style-name="MT88">ombres entiers et décimaux : </text:span><text:span text:style-name="MT91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24" draw:name="Shape4_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20" draw:name="Shape4_7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7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27" draw:name="Shape4_67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9">calculer</text:span><text:span text:style-name="MT60"> : </text:span><text:span text:style-name="MT93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1"><text:span text:style-name="MT59">calculer</text:span><text:span text:style-name="MT60"> : </text:span><text:span text:style-name="MT93">priorités opératoires</text:span></text:p></draw:text-box></draw:frame><draw:g text:anchor-type="paragraph" draw:z-index="228" draw:name="Shape4_69" draw:style-name="Mgr1"><draw:path draw:style-name="Mgr3" draw:text-style-name="MP8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94">P</text:span>roportionnalité </text:p>
      </style:header>
      <style:header-left>
        <text:p text:style-name="_5f_Header_20_D_20_page_20_paire_20__28_G_29_"><text:span text:style-name="MT38"><text:tab/>Proportionnalité et pourcentage</text:span><text:span text:style-name="MT39"> </text:span>: <text:span text:style-name="MT38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draw:g text:anchor-type="paragraph" draw:z-index="203" draw:name="Shape4_73" draw:style-name="Mgr1"><draw:path draw:style-name="Mgr4" draw:text-style-name="MP26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99" draw:name="Shape4_8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0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0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1">Proportionnalité et pourcentages : proportionalité</text:p></draw:text-box></draw:frame><draw:g text:anchor-type="paragraph" draw:z-index="201" draw:name="Shape4_22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: </text:p></draw:text-box></draw:frame><draw:g text:anchor-type="paragraph" draw:z-index="202" draw:name="Shape4_257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07" draw:name="Shape4_7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05" draw:name="Shape4_10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10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0" draw:name="Shape3_4" draw:style-name="Mgr5" draw:text-style-name="MP16" svg:x1="12.104cm" svg:y1="0.392cm" svg:x2="20.497cm" svg:y2="0.36cm"><text:p/></draw:line><text:span text:style-name="MT33">Périmètre</text:span> : <text:span text:style-name="MT95">Coder et calculer</text:span></text:p>
      </style:header>
      <style:header-left>
        <text:p text:style-name="_5f_Header_20_M_20_page_20_impaire_20__28_D_29_"><draw:line text:anchor-type="paragraph" draw:z-index="211" draw:name="Shape3_18" draw:style-name="Mgr5" draw:text-style-name="MP16" svg:x1="12.104cm" svg:y1="0.392cm" svg:x2="20.497cm" svg:y2="0.36cm"><text:p/></draw:line><text:span text:style-name="MT33">Périmètre</text:span> : <text:span text:style-name="MT95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06" draw:name="Shape4_1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3">Périmètre : </text:span><text:span text:style-name="MT96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12">Conversions d’unités : longueurs</text:span></text:p>
      </style:header>
      <style:header-left>
        <text:p text:style-name="_5f_Header_20_N_20_page_20_impaire_20__28_D_29_"><text:s/><text:span text:style-name="MT12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longueurs</text:span><text:span text:style-name="MT6"> </text:span></text:p></draw:text-box></draw:frame><draw:g text:anchor-type="paragraph" draw:z-index="166" draw:name="Shape4_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67" draw:name="Shape4_12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1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Conversions d’unités : longueurs</text:p></draw:text-box></draw:frame><draw:g text:anchor-type="paragraph" draw:z-index="170" draw:name="Shape4_1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1" text:anchor-type="paragraph" svg:y="-0.06cm" draw:z-index="0"><draw:text-box fo:min-height="0.499cm" fo:min-width="7.096cm"><draw:frame draw:style-name="Mfr2" draw:name="Frame2201" text:anchor-type="frame" svg:x="0.45cm" svg:y="0.079cm" svg:width="0.817cm" draw:z-index="0"><draw:text-box fo:min-height="0.355cm"><text:p text:style-name="MP3"><draw:g text:anchor-type="paragraph" draw:z-index="171" draw:name="Shape4_13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Conversions d’unités : longueurs</text:p></draw:text-box></draw:frame><draw:g text:anchor-type="paragraph" draw:z-index="169" draw:name="Shape4_177" draw:style-name="Mgr1"><draw:path draw:style-name="Mgr3" draw:text-style-name="MP8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4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5">
      <style:header>
        <text:p text:style-name="MP61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4" draw:name="Shape4_145" draw:style-name="Mgr1"><draw:path draw:style-name="Mgr3" draw:text-style-name="MP8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Conversions d’unités : </text:span><text:span text:style-name="MT97">Volume</text:span><text:span text:style-name="MT6"> </text:span></text:p></draw:text-box></draw:frame></text:h>
      </style:footer>
      <style:footer-left>
        <text:p text:style-name="Footer"/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98">Aires </text:span>: <text:span text:style-name="MT98">problèmes <text:s text:c="4"/></text:span></text:h>
      </style:footer>
      <style:footer-left>
        <text:p text:style-name="MP6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66" draw:name="Shape4_15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67" draw:name="Shape4_1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8" draw:name="Shape4_15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63"><text:span text:style-name="MT1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65" draw:name="Shape4_16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Aires : Calculer une aire</text:p></draw:text-box></draw:frame></text:p>
      </style:footer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5" draw:name="Shape3_7" draw:style-name="Mgr11" draw:text-style-name="MP16" svg:x1="15.12cm" svg:y1="0.36cm" svg:x2="20.496cm" svg:y2="0.36cm"><text:p/></draw:line><text:s/><text:span text:style-name="MT99">Angles : </text:span>Angles : <text:span text:style-name="MT100">Comprendre la notion d’angle</text:span></text:p>
      </style:header>
      <style:header-left>
        <text:p text:style-name="MP65"><draw:line text:anchor-type="paragraph" draw:z-index="6" draw:name="Shape3_29" draw:style-name="Mgr11" draw:text-style-name="MP16" svg:x1="15.12cm" svg:y1="0.36cm" svg:x2="20.496cm" svg:y2="0.36cm"><text:p/></draw:line>Angles : <text:span text:style-name="MT100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1">Angles : </text:span><text:span text:style-name="MT102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01">Angles : </text:span><text:span text:style-name="MT103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1">Angles : </text:span><text:span text:style-name="MT104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67"><draw:line text:anchor-type="paragraph" draw:z-index="7" draw:name="Shape3_33" draw:style-name="Mgr11" draw:text-style-name="MP16" svg:x1="15.12cm" svg:y1="0.36cm" svg:x2="20.496cm" svg:y2="0.36cm"><text:p/></draw:line><text:s/><text:span text:style-name="MT105">Angles</text:span> : <text:span text:style-name="MT100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06">Angles</text:span><text:span text:style-name="MT6"> : </text:span><text:span text:style-name="MT106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39" draw:name="Shape3_35" draw:style-name="Mgr11" draw:text-style-name="MP16" svg:x1="11.344cm" svg:y1="0.358cm" svg:x2="20.497cm" svg:y2="0.36cm"><text:p/></draw:line><text:span text:style-name="MT107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37" draw:name="Shape4_1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38" draw:name="Shape4_18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18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_5f_Header_20_G_20_page_20_paire_20__28_G_29_"><draw:line text:anchor-type="paragraph" draw:z-index="336" draw:name="Shape3_30" draw:style-name="Mgr11" draw:text-style-name="MP16" svg:x1="11.435cm" svg:y1="0.388cm" svg:x2="20.496cm" svg:y2="0.36cm"><text:p/></draw:line><text:span text:style-name="MT108">Angles</text:span> : <text:span text:style-name="MT108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32" draw:name="Shape4_17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09">Angles </text:span><text:span text:style-name="MT6">: </text:span><text:span text:style-name="MT109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3" draw:name="Shape3_31" draw:style-name="Mgr11" draw:text-style-name="MP16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4" draw:name="Shape3_32" draw:style-name="Mgr11" draw:text-style-name="MP16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1">Angles : </text:span><text:span text:style-name="MT102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1">Angles : </text:span><text:span text:style-name="MT110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1">Angles : </text:span><text:span text:style-name="MT102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29" draw:name="Shape4_18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27" draw:name="Shape4_18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1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0" draw:name="Shape3_34" draw:style-name="Mgr11" draw:text-style-name="MP16" svg:x1="15.448cm" svg:y1="0.365cm" svg:x2="20.496cm" svg:y2="0.36cm"><text:p/></draw:line><text:span text:style-name="MT111">Angles</text:span><text:span text:style-name="MT112"> : </text:span><text:span text:style-name="MT113">Calculer des mesures d’angle</text:span></text:p>
      </style:header>
      <style:header-left>
        <text:p text:style-name="_5f_Header_20_G_20_page_20_paire_20__28_G_29_"><draw:line text:anchor-type="paragraph" draw:z-index="331" draw:name="Shape3_36" draw:style-name="Mgr11" draw:text-style-name="MP16" svg:x1="15.448cm" svg:y1="0.365cm" svg:x2="20.496cm" svg:y2="0.36cm"><text:p/></draw:line><text:span text:style-name="MT111">Angles : </text:span><text:span text:style-name="MT113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1">Angles : </text:span><text:span text:style-name="MT102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1">Angles : </text:span><text:span text:style-name="MT114">Calculer des </text:span><text:span text:style-name="MT110">Mesure</text:span><text:span text:style-name="MT114">s</text:span><text:span text:style-name="MT110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1">Angles : </text:span><text:span text:style-name="MT115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69"><draw:line text:anchor-type="paragraph" draw:z-index="263" draw:name="Shape3_39" draw:style-name="Mgr8" draw:text-style-name="MP16" svg:x1="10.308cm" svg:y1="0.388cm" svg:x2="20.496cm" svg:y2="0.36cm"><text:p/></draw:line><draw:path text:anchor-type="paragraph" draw:z-index="264" draw:name="Shape1_12" draw:style-name="Mgr7" draw:text-style-name="MP38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56" draw:name="Shape4_25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79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32" draw:name="Shape4_8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33" draw:name="Shape4_2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16">partie 1</text:span> : <text:span text:style-name="MT117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18">Géométrie plane, </text:span><text:span text:style-name="MT119">partie 1</text:span><text:span text:style-name="MT118"> : </text:span><text:span text:style-name="MT120">assembler et décomposer</text:span></text:p></draw:text-box></draw:frame><draw:g text:anchor-type="paragraph" draw:z-index="132" draw:name="Shape4_216" draw:style-name="Mgr1"><draw:path draw:style-name="Mgr6" draw:text-style-name="MP22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33" draw:name="Shape4_217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68">Géométrie plane, </text:span><text:span text:style-name="MT119">partie 1</text:span><text:span text:style-name="MT68"> : </text:span><text:span text:style-name="MT120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2"><text:span text:style-name="MT121">Géométrie plane</text:span><text:span text:style-name="MT122"> : </text:span><text:span text:style-name="MT123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4">vocabulaire</text:span></text:p></draw:text-box></draw:frame><draw:g text:anchor-type="paragraph" draw:z-index="130" draw:name="Shape4_213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4">vocabulaire</text:span></text:p></draw:text-box></draw:frame><draw:g text:anchor-type="paragraph" draw:z-index="131" draw:name="Shape4_214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16">partie 1</text:span> : <text:span text:style-name="MT125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18">Géométrie plane, </text:span><text:span text:style-name="MT119">partie 1</text:span><text:span text:style-name="MT118"> : </text:span><text:span text:style-name="MT126">coder</text:span></text:p></draw:text-box></draw:frame><draw:g text:anchor-type="paragraph" draw:z-index="128" draw:name="Shape4_211" draw:style-name="Mgr1"><draw:path draw:style-name="Mgr6" draw:text-style-name="MP22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68">Géométrie plane, </text:span><text:span text:style-name="MT119">partie 1</text:span><text:span text:style-name="MT68"> : </text:span><text:span text:style-name="MT126">coder</text:span></text:p></draw:text-box></draw:frame><draw:g text:anchor-type="paragraph" draw:z-index="129" draw:name="Shape4_212" draw:style-name="Mgr1"><draw:path draw:style-name="Mgr6" draw:text-style-name="MP22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2"><text:span text:style-name="MT121">Géométrie plane</text:span><text:span text:style-name="MT122"> : </text:span><text:span text:style-name="MT123">Vocabulaire</text:span></text:p>
      </style:header>
      <style:header-left>
        <text:p text:style-name="MP72"><text:span text:style-name="MT121">Géométrie plane</text:span><text:span text:style-name="MT122"> : </text:span><text:span text:style-name="MT123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4">vocabulaire</text:span></text:p></draw:text-box></draw:frame><draw:g text:anchor-type="paragraph" draw:z-index="126" draw:name="Shape4_209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4">vocabulaire</text:span></text:p></draw:text-box></draw:frame><draw:g text:anchor-type="paragraph" draw:z-index="127" draw:name="Shape4_210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3"><draw:g text:anchor-type="paragraph" draw:z-index="124" draw:name="Shape4_20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8">Géométrie plane : </text:span><text:span text:style-name="MT69">Parallèles, perpendiculaires, </text:span><text:span text:style-name="MT7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68">Géométrie plane : </text:span><text:span text:style-name="MT69">parallèles, perpendiculaires, </text:span><text:span text:style-name="MT70">distances</text:span></text:p></draw:text-box></draw:frame><draw:g text:anchor-type="paragraph" draw:z-index="125" draw:name="Shape4_206" draw:style-name="Mgr1"><draw:path draw:style-name="Mgr6" draw:text-style-name="MP22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122" draw:name="Shape4_205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123" draw:name="Shape4_154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64">Géométrie plane</text:span> : <text:span text:style-name="MT128">Milieu, alignement, </text:span><text:span text:style-name="MT129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0" draw:name="Shape4_15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18">Géométrie plane : </text:span><text:span text:style-name="MT130">milieu, Alignement, </text:span><text:span text:style-name="MT131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1" draw:name="Shape4_15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68">Géométrie plane : </text:span><text:span text:style-name="MT130">milieu, alignement, </text:span><text:span text:style-name="MT131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4"><text:span text:style-name="MT132">S</text:span><text:span text:style-name="MT133">olides</text:span> : <text:span text:style-name="MT132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118" draw:name="Shape4_149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119" draw:name="Shape4_150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64">Géométrie plane</text:span> : <text:span text:style-name="MT64">Points, droites </text:span><text:span text:style-name="MT134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16" draw:name="Shape4_20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Géométrie plane : points, droites <text:span text:style-name="MT135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17" draw:name="Shape4_203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Géométrie plane : points, droites <text:span text:style-name="MT135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4"><text:span text:style-name="MT132">S</text:span><text:span text:style-name="MT133">olides</text:span> : <text:span text:style-name="MT132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114" draw:name="Shape4_200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115" draw:name="Shape4_201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27"><text:span text:style-name="MT51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2" draw:name="Shape4_19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3" draw:name="Shape4_195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6">R</text:span><text:span text:style-name="MT137">epères du plan : Se </text:span><text:span text:style-name="MT138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">Repères du plan : Se </text:span><text:span text:style-name="MT139">déplacer</text:span></text:p></draw:text-box></draw:frame><draw:g text:anchor-type="paragraph" draw:z-index="110" draw:name="Shape4_192" draw:style-name="Mgr1"><draw:path draw:style-name="Mgr6" draw:text-style-name="MP22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6">Repères du plan : se </text:span><text:span text:style-name="MT139">déplacer</text:span></text:p></draw:text-box></draw:frame><draw:g text:anchor-type="paragraph" draw:z-index="111" draw:name="Shape4_193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27"><text:span text:style-name="MT51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08" draw:name="Shape4_190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09" draw:name="Shape4_19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45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5">R</text:span>epères du plan : Se repérer</text:p>
      </style:header>
      <style:header-left>
        <text:p text:style-name="_5f_Header_20_G_20_page_20_paire_20__28_G_29_"><text:span text:style-name="MT45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Repères du plan : Se repérer</text:p></draw:text-box></draw:frame><draw:g text:anchor-type="paragraph" draw:z-index="106" draw:name="Shape4_117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Repères du plan : se repérer</text:p></draw:text-box></draw:frame><draw:g text:anchor-type="paragraph" draw:z-index="107" draw:name="Shape4_189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80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5" draw:name="Shape4_17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/><text:span text:style-name="MT140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2"><draw:line text:anchor-type="paragraph" draw:z-index="98" draw:name="Shape7_8" draw:style-name="Mgr5" draw:text-style-name="MP16" svg:x1="9.042cm" svg:y1="0.36cm" svg:x2="20.461cm" svg:y2="0.36cm"><text:p/></draw:line><draw:path text:anchor-type="paragraph" draw:z-index="99" draw:name="Shape5_1" draw:style-name="Mgr12" draw:text-style-name="MP83" svg:width="4.329cm" svg:height="2.24cm" svg:x="-1.499cm" svg:y="-1cm" svg:viewBox="0 0 4330 2241" svg:d="M0 2241l3984-288c209-15 363-168 345-342l-170-1611h-4159z"><text:p/></draw:path><draw:frame text:anchor-type="paragraph" draw:z-index="100" draw:name="Shape6_2" draw:style-name="Mgr13" draw:text-style-name="MP84" svg:width="2.703cm" svg:height="0.715cm" draw:transform="rotate (0.0872664625997165) translate (-0.172861111111111cm 0.218722222222222cm)"><draw:text-box><text:p text:style-name="MP16"><text:span text:style-name="MT141">Série 1</text:span></text:p></draw:text-box></draw:frame>T<text:span text:style-name="MT142">itre de la série</text:span></text:p>
      </style:header>
      <style:header-left>
        <text:p text:style-name="MP82"><draw:line text:anchor-type="paragraph" draw:z-index="102" draw:name="Shape7_9" draw:style-name="Mgr5" draw:text-style-name="MP16" svg:x1="9.042cm" svg:y1="0.36cm" svg:x2="20.461cm" svg:y2="0.36cm"><text:p/></draw:line><draw:path text:anchor-type="paragraph" draw:z-index="103" draw:name="Shape5_2" draw:style-name="Mgr12" draw:text-style-name="MP83" svg:width="4.329cm" svg:height="2.24cm" svg:x="-1.499cm" svg:y="-1cm" svg:viewBox="0 0 4330 2241" svg:d="M0 2241l3984-288c209-15 363-168 345-342l-170-1611h-4159z"><text:p/></draw:path><draw:frame text:anchor-type="paragraph" draw:z-index="104" draw:name="Shape6_5" draw:style-name="Mgr13" draw:text-style-name="MP84" svg:width="2.703cm" svg:height="0.715cm" draw:transform="rotate (0.0872664625997165) translate (-0.172861111111111cm 0.218722222222222cm)"><draw:text-box><text:p text:style-name="MP16"><text:span text:style-name="MT141">Série 1</text:span></text:p></draw:text-box></draw:frame>T<text:span text:style-name="MT142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1" draw:name="Shape8_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143">Angles</text:span> • <text:span text:style-name="MT143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5"><text:span text:style-name="MT1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97" draw:name="Shape4_17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94" draw:name="Shape4_18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95" draw:name="Shape4_18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6" draw:name="Shape4_1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7"><text:span text:style-name="MT33"><text:s text:c="15"/>A</text:span><text:span text:style-name="MT144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3" draw:name="Shape4_16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90" draw:name="Shape4_1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91" draw:name="Shape4_16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2" draw:name="Shape4_16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87" draw:name="Shape4_17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88" draw:name="Shape4_17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89" draw:name="Shape4_17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9"><text:span text:style-name="MT1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86" draw:name="Shape4_17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0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2"><draw:path text:anchor-type="paragraph" draw:z-index="79" draw:name="Shape5_3" draw:style-name="Mgr12" draw:text-style-name="MP83" svg:width="4.329cm" svg:height="2.24cm" svg:x="-1.499cm" svg:y="-1cm" svg:viewBox="0 0 4330 2241" svg:d="M0 2241l3984-288c209-15 363-168 345-342l-170-1611h-4159z"><text:p/></draw:path><draw:frame text:anchor-type="paragraph" draw:z-index="80" draw:name="Shape6_3" draw:style-name="Mgr13" draw:text-style-name="MP84" svg:width="2.703cm" svg:height="0.715cm" draw:transform="rotate (0.0872664625997165) translate (-0.172861111111111cm 0.218722222222222cm)"><draw:text-box><text:p text:style-name="MP16"><text:span text:style-name="MT141">Série 1</text:span></text:p></draw:text-box></draw:frame><draw:line text:anchor-type="paragraph" draw:z-index="81" draw:name="Shape7_6" draw:style-name="Mgr5" draw:text-style-name="MP16" svg:x1="9.042cm" svg:y1="0.36cm" svg:x2="20.461cm" svg:y2="0.36cm"><text:p/></draw:line>T<text:span text:style-name="MT142">itre de la série</text:span></text:p>
      </style:header>
      <style:header-left>
        <text:p text:style-name="MP82"><draw:path text:anchor-type="paragraph" draw:z-index="83" draw:name="Shape5_4" draw:style-name="Mgr12" draw:text-style-name="MP83" svg:width="4.329cm" svg:height="2.24cm" svg:x="-1.499cm" svg:y="-1cm" svg:viewBox="0 0 4330 2241" svg:d="M0 2241l3984-288c209-15 363-168 345-342l-170-1611h-4159z"><text:p/></draw:path><draw:frame text:anchor-type="paragraph" draw:z-index="84" draw:name="Shape6_4" draw:style-name="Mgr13" draw:text-style-name="MP84" svg:width="2.703cm" svg:height="0.715cm" draw:transform="rotate (0.0872664625997165) translate (-0.172861111111111cm 0.218722222222222cm)"><draw:text-box><text:p text:style-name="MP16"><text:span text:style-name="MT141">Série 1</text:span></text:p></draw:text-box></draw:frame><draw:line text:anchor-type="paragraph" draw:z-index="85" draw:name="Shape7_3" draw:style-name="Mgr5" draw:text-style-name="MP16" svg:x1="9.042cm" svg:y1="0.36cm" svg:x2="20.461cm" svg:y2="0.36cm"><text:p/></draw:line>T<text:span text:style-name="MT142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2" draw:name="Shape8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143">Angles</text:span> • <text:span text:style-name="MT143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5">Volumes : </text:span><text:span text:style-name="MT146">Calculs et conversions</text:span></text:p>
      </style:header>
      <style:header-left>
        <text:p text:style-name="_5f_Header_20_M_20_page_20_paire_20__28_G_29_"><text:span text:style-name="MT145">Volumes : </text:span><text:span text:style-name="MT146">Calculs et conversions</text:span></text:p>
      </style:header-left>
      <style:footer>
        <text:list xml:id="list2065603310" text:style-name="_5f_Numérotation_20_des_20_exercices">
          <text:list-item>
            <text:list>
              <text:list-item>
                <text:p text:style-name="MP91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<text:s/><text:span text:style-name="MT140">Volumes : </text:span><text:span text:style-name="MT147">Calculs et conversions</text:span> </text:p></draw:text-box></draw:frame><draw:g text:anchor-type="paragraph" draw:z-index="77" draw:name="Shape4_174" draw:style-name="Mgr1"><draw:path draw:style-name="Mgr2" draw:text-style-name="MP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05844959196254" text:continue-numbering="true" text:style-name="_5f_Numérotation_20_des_20_exercices">
          <text:list-item>
            <text:list>
              <text:list-item>
                <text:p text:style-name="MP91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<text:s/><text:span text:style-name="MT140">Volumes : </text:span><text:span text:style-name="MT147">Calculs et conversions</text:span> </text:p></draw:text-box></draw:frame><draw:g text:anchor-type="paragraph" draw:z-index="78" draw:name="Shape4_175" draw:style-name="Mgr1"><draw:path draw:style-name="Mgr2" draw:text-style-name="MP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4"><text:span text:style-name="MT132">S</text:span><text:span text:style-name="MT133">olides</text:span> : <text:span text:style-name="MT132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75" draw:name="Shape4_196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76" draw:name="Shape4_197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2"><text:span text:style-name="MT64">Géométrie plane</text:span> : <text:span text:style-name="MT148">D</text:span><text:span text:style-name="MT64">roites, </text:span><text:span text:style-name="MT149">demi-droites </text:span><text:span text:style-name="MT150">&amp; </text:span><text:span text:style-name="MT149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73" draw:name="Shape4_198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18">Géométrie plane : </text:span><text:span text:style-name="MT68">droites, </text:span><text:span text:style-name="MT151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4" draw:name="Shape4_199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68">Géométrie plane : droites, </text:span><text:span text:style-name="MT151">DEMI-droites et segments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3"><text:span text:style-name="MT152">Constructions géométriques : </text:span><text:span text:style-name="MT153">Reproduire</text:span></text:p>
      </style:header>
      <style:header-left>
        <text:p text:style-name="MP93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63" draw:name="Shape10_0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64" draw:name="Shape10_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1" draw:name="Shape4_208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2" draw:name="Shape4_207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8"><draw:line text:anchor-type="paragraph" draw:z-index="57" draw:name="Shape9_1" draw:style-name="Mgr11" draw:text-style-name="MP16" svg:x1="11.559cm" svg:y1="0.36cm" svg:x2="20.5cm" svg:y2="0.36cm"><text:p/></draw:line><draw:frame text:anchor-type="paragraph" draw:z-index="58" draw:name="Shape8_6" draw:style-name="Mgr13" draw:text-style-name="MP84" svg:width="2.703cm" svg:height="0.715cm" draw:transform="rotate (0.0872664625997165) translate (-0.172861111111111cm 0.218722222222222cm)"><draw:text-box><text:p text:style-name="MP16"><text:span text:style-name="MT141">Série 1</text:span></text:p></draw:text-box></draw:frame><draw:path text:anchor-type="paragraph" draw:z-index="59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0" draw:name="Shape10_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56" draw:name="Shape4_215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2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5" draw:name="Shape4_218" draw:style-name="Mgr1"><draw:path draw:style-name="Mgr6" draw:text-style-name="MP22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6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53" draw:name="Shape4_220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55">REPRODUIRE</text:span></text:p></draw:text-box></draw:frame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4" draw:name="Shape4_219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3"><text:span text:style-name="MT152">Constructions géométriques : </text:span><text:span text:style-name="MT153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51" draw:name="Shape10_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52" draw:name="Shape10_3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0" draw:name="Shape4_22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48" draw:name="Shape4_255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49" draw:name="Shape4_256" draw:style-name="Mgr1"><draw:path draw:style-name="Mgr6" draw:text-style-name="MP22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4"><text:span text:style-name="MT132">S</text:span><text:span text:style-name="MT133">olides</text:span> : <text:span text:style-name="MT132">Vocabulaire, nature</text:span></text:p>
      </style:header>
      <style:header-left>
        <text:p text:style-name="MP74"><text:span text:style-name="MT132">S</text:span><text:span text:style-name="MT133">olides</text:span> : <text:span text:style-name="MT132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46" draw:name="Shape4_225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47" draw:name="Shape4_254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44" draw:name="Shape4_22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45" draw:name="Shape4_253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2">Solides : </text:span><text:span text:style-name="MT169">Patrons</text:span></text:p>
      </style:header>
      <style:header-left>
        <text:p text:style-name="_5f_Header_20_G_20_page_20_paire_20__28_G_29_"><text:span text:style-name="MT132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<text:span text:style-name="MT170">patrons</text:span></text:p></draw:text-box></draw:frame><draw:g text:anchor-type="paragraph" draw:z-index="42" draw:name="Shape4_223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43" draw:name="Shape4_252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40" draw:name="Shape4_22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41" draw:name="Shape4_25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2">S</text:span><text:span text:style-name="MT133">olides</text:span> : <text:span text:style-name="MT132">Vocabulaire, nature</text:span></text:p>
      </style:header>
      <style:header-left>
        <text:p text:style-name="_5f_Header_20_G_20_page_20_impaire_20__28_D_29_"><text:span text:style-name="MT132">S</text:span><text:span text:style-name="MT133">olides</text:span> : <text:span text:style-name="MT132">Vocabulaire, nature</text:span></text:p>
      </style:header-left>
      <style:footer>
        <text:p text:style-name="MP6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38" draw:name="Shape4_249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solides : Vocabulaire, NatuRE</text:p></draw:text-box></draw:frame><draw:g text:anchor-type="paragraph" draw:z-index="39" draw:name="Shape4_250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3">Géométrie plane</text:span><text:span text:style-name="MT132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36" draw:name="Shape4_247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37" draw:name="Shape4_248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7">Reconnaissance et axes</text:span></text:p>
      </style:header>
      <style:footer>
        <text:p text:style-name="MP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34" draw:name="Shape4_245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5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35" draw:name="Shape4_246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3">Géométrie plane</text:span><text:span text:style-name="MT132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32" draw:name="Shape4_243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33" draw:name="Shape4_244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6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0" draw:name="Shape4_24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8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6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31" draw:name="Shape4_242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8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28" draw:name="Shape4_226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29" draw:name="Shape4_240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5">S</text:span><text:span text:style-name="MT6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6" draw:name="Shape4_238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45">S</text:span>ymétrie axiale : Constructions</text:h></draw:text-box></draw:frame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27" draw:name="Shape4_239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3">Géométrie plane</text:span><text:span text:style-name="MT132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32"> : </text:span><text:span text:style-name="MT174">Parallèles, perpendiculaires,<text:line-break/> </text:span><text:span text:style-name="MT175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24" draw:name="Shape4_236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25" draw:name="Shape4_237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67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67"> : </text:span><text:span text:style-name="MT181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22" draw:name="Shape4_234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45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23" draw:name="Shape4_235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3">Géométrie plane</text:span><text:span text:style-name="MT132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20" draw:name="Shape4_232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21" draw:name="Shape4_233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5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18" draw:name="Shape4_230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5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9" draw:name="Shape4_231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3">Géométrie plane</text:span><text:span text:style-name="MT132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16" draw:name="Shape4_228" draw:style-name="Mgr1"><draw:path draw:style-name="Mgr6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<text:span text:style-name="MT127">Géométrie plane : </text:span><text:span text:style-name="MT65">parallèles, perpendiculaires, </text:span><text:span text:style-name="MT45">distances</text:span></text:p></draw:text-box></draw:frame><draw:g text:anchor-type="paragraph" draw:z-index="17" draw:name="Shape4_229" draw:style-name="Mgr1"><draw:path draw:style-name="Mgr6" draw:text-style-name="MP22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45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4" draw:name="Shape4_49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45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5" draw:name="Shape4_227" draw:style-name="Mgr1"><draw:path draw:style-name="Mgr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8" draw:name="Shape3_1" draw:style-name="Mgr15" draw:text-style-name="MP16" svg:x1="10.893cm" svg:y1="0.403cm" svg:x2="20.503cm" svg:y2="0.327cm"><text:p/></draw:line><draw:path text:anchor-type="char" draw:z-index="9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2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11" draw:name="Shape3_38" draw:style-name="Mgr15" draw:text-style-name="MP16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10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Résoudre des problèmes</text:p></draw:text-box></draw:frame><draw:g text:anchor-type="paragraph" draw:z-index="13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7H52M5S</meta:editing-duration>
    <meta:editing-cycles>204</meta:editing-cycles>
    <meta:generator>LibreOffice/7.1.5.2$Windows_X86_64 LibreOffice_project/85f04e9f809797b8199d13c421bd8a2b025d52b5</meta:generator>
    <dc:date>2021-08-23T10:58:41.199000000</dc:date>
    <meta:document-statistic meta:table-count="1" meta:image-count="0" meta:object-count="0" meta:page-count="1" meta:paragraph-count="790" meta:word-count="3010" meta:character-count="18825" meta:non-whitespace-character-count="16292"/>
    <meta:template xlink:type="simple" xlink:actuate="onRequest" xlink:title="lycee_v3" xlink:href="../Modele_cahier.ott" meta:date="2021-07-09T13:45:32.011278978"/>
  </office:meta>
</office:document-meta>
</file>